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e1ae" officeooo:paragraph-rsid="000be1ae"/>
    </style:style>
    <style:style style:name="P2" style:family="paragraph" style:parent-style-name="Text_20_body">
      <style:text-properties fo:font-variant="normal" fo:text-transform="none" fo:color="#000000" style:font-name="Helvetica Neue" fo:font-size="18.75pt" fo:letter-spacing="normal" fo:font-style="normal" fo:font-weight="bold"/>
    </style:style>
    <style:style style:name="P3" style:family="paragraph" style:parent-style-name="Text_20_body">
      <style:text-properties fo:font-variant="normal" fo:text-transform="none" fo:color="#000000" style:font-name="Helvetica Neue" fo:font-size="18.75pt" fo:letter-spacing="normal" fo:font-style="normal" fo:font-weight="bold" officeooo:paragraph-rsid="0009e98f"/>
    </style:style>
    <style:style style:name="P4" style:family="paragraph" style:parent-style-name="Text_20_body">
      <style:text-properties fo:font-variant="normal" fo:text-transform="none" fo:color="#000000" style:font-name="Helvetica Neue" fo:font-size="10.5pt" fo:letter-spacing="normal" fo:font-style="normal" fo:font-weight="normal" officeooo:rsid="00126b0e" officeooo:paragraph-rsid="00126b0e" style:font-weight-asian="normal" style:font-weight-complex="normal"/>
    </style:style>
    <style:style style:name="P5" style:family="paragraph" style:parent-style-name="Text_20_body">
      <style:text-properties fo:font-variant="normal" fo:text-transform="none" fo:color="#000000" style:font-name="Helvetica Neue" fo:font-size="10.5pt" fo:letter-spacing="normal" fo:font-style="normal" fo:font-weight="normal" officeooo:paragraph-rsid="00143691"/>
    </style:style>
    <style:style style:name="P6" style:family="paragraph" style:parent-style-name="Text_20_body">
      <style:text-properties fo:font-variant="normal" fo:text-transform="none" fo:color="#000000" style:font-name="Helvetica Neue" fo:font-size="10.5pt" fo:letter-spacing="normal" fo:font-style="normal" fo:font-weight="bold" officeooo:rsid="00126b0e" officeooo:paragraph-rsid="00126b0e" style:font-weight-asian="normal" style:font-weight-complex="normal"/>
    </style:style>
    <style:style style:name="P7" style:family="paragraph" style:parent-style-name="Text_20_body">
      <style:text-properties officeooo:paragraph-rsid="000d09c0"/>
    </style:style>
    <style:style style:name="P8" style:family="paragraph" style:parent-style-name="Text_20_body">
      <style:text-properties officeooo:rsid="000d09c0" officeooo:paragraph-rsid="000d09c0"/>
    </style:style>
    <style:style style:name="P9" style:family="paragraph" style:parent-style-name="Text_20_body">
      <style:text-properties officeooo:paragraph-rsid="000ee508"/>
    </style:style>
    <style:style style:name="P10" style:family="paragraph" style:parent-style-name="Text_20_body">
      <style:text-properties officeooo:paragraph-rsid="000f7cec"/>
    </style:style>
    <style:style style:name="P11" style:family="paragraph" style:parent-style-name="Text_20_body">
      <style:text-properties officeooo:rsid="000f7cec" officeooo:paragraph-rsid="000f7cec"/>
    </style:style>
    <style:style style:name="P12" style:family="paragraph" style:parent-style-name="Text_20_body">
      <style:text-properties officeooo:paragraph-rsid="0010efd0"/>
    </style:style>
    <style:style style:name="P13" style:family="paragraph" style:parent-style-name="Text_20_body">
      <style:text-properties officeooo:rsid="0010efd0" officeooo:paragraph-rsid="0010efd0"/>
    </style:style>
    <style:style style:name="P14" style:family="paragraph" style:parent-style-name="Text_20_body">
      <style:text-properties fo:color="#000000" officeooo:rsid="0010efd0" officeooo:paragraph-rsid="0010efd0" loext:padding="0cm" loext:border="none"/>
    </style:style>
    <style:style style:name="P15" style:family="paragraph" style:parent-style-name="Text_20_body">
      <style:text-properties fo:color="#000000" fo:font-weight="bold" officeooo:rsid="0010efd0" officeooo:paragraph-rsid="0010efd0" style:font-weight-asian="bold" style:font-weight-complex="bold" loext:padding="0cm" loext:border="none"/>
    </style:style>
    <style:style style:name="P16" style:family="paragraph" style:parent-style-name="Text_20_body">
      <style:text-properties officeooo:paragraph-rsid="00125b29"/>
    </style:style>
    <style:style style:name="P17" style:family="paragraph" style:parent-style-name="Text_20_body">
      <style:text-properties officeooo:rsid="00125b29" officeooo:paragraph-rsid="00125b29"/>
    </style:style>
    <style:style style:name="P18" style:family="paragraph" style:parent-style-name="Text_20_body">
      <style:text-properties officeooo:rsid="00126b0e" officeooo:paragraph-rsid="00126b0e"/>
    </style:style>
    <style:style style:name="P19" style:family="paragraph" style:parent-style-name="Text_20_body">
      <style:text-properties officeooo:paragraph-rsid="00126b0e"/>
    </style:style>
    <style:style style:name="P20" style:family="paragraph" style:parent-style-name="Text_20_body">
      <style:text-properties officeooo:paragraph-rsid="00143691"/>
    </style:style>
    <style:style style:name="P21" style:family="paragraph" style:parent-style-name="Text_20_body">
      <style:text-properties officeooo:paragraph-rsid="00145361"/>
    </style:style>
    <style:style style:name="P22" style:family="paragraph" style:parent-style-name="Text_20_body">
      <style:text-properties officeooo:paragraph-rsid="0015dd9e"/>
    </style:style>
    <style:style style:name="P23" style:family="paragraph" style:parent-style-name="Text_20_body">
      <style:text-properties officeooo:paragraph-rsid="0016b594"/>
    </style:style>
    <style:style style:name="P24" style:family="paragraph" style:parent-style-name="Text_20_body">
      <style:text-properties officeooo:paragraph-rsid="00176a15"/>
    </style:style>
    <style:style style:name="P25" style:family="paragraph" style:parent-style-name="Text_20_body">
      <style:text-properties officeooo:rsid="00176a15" officeooo:paragraph-rsid="00176a15"/>
    </style:style>
    <style:style style:name="P26" style:family="paragraph" style:parent-style-name="Text_20_body">
      <style:text-properties officeooo:paragraph-rsid="00192d57"/>
    </style:style>
    <style:style style:name="P27" style:family="paragraph" style:parent-style-name="Text_20_body">
      <style:text-properties officeooo:rsid="00192d57" officeooo:paragraph-rsid="00192d57"/>
    </style:style>
    <style:style style:name="P28" style:family="paragraph" style:parent-style-name="Text_20_body">
      <style:text-properties officeooo:paragraph-rsid="001b0d53"/>
    </style:style>
    <style:style style:name="P29" style:family="paragraph" style:parent-style-name="Text_20_body">
      <style:text-properties officeooo:rsid="001b0d53" officeooo:paragraph-rsid="001b0d53"/>
    </style:style>
    <style:style style:name="P30" style:family="paragraph" style:parent-style-name="Text_20_body">
      <style:text-properties officeooo:rsid="001cd723" officeooo:paragraph-rsid="001cd723"/>
    </style:style>
    <style:style style:name="P31" style:family="paragraph" style:parent-style-name="Text_20_body">
      <style:text-properties officeooo:paragraph-rsid="001cd723"/>
    </style:style>
    <style:style style:name="P32" style:family="paragraph" style:parent-style-name="Text_20_body">
      <style:text-properties officeooo:rsid="001db39d" officeooo:paragraph-rsid="001db39d"/>
    </style:style>
    <style:style style:name="P33" style:family="paragraph" style:parent-style-name="Text_20_body">
      <style:text-properties officeooo:paragraph-rsid="001db39d"/>
    </style:style>
    <style:style style:name="P3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35" style:family="paragraph" style:parent-style-name="Text_20_body" style:list-style-name="L1">
      <style:paragraph-properties fo:margin-left="0cm" fo:margin-right="0cm" fo:margin-top="0cm" fo:margin-bottom="0cm" loext:contextual-spacing="false" style:line-height-at-least="0.529cm" fo:text-indent="0cm" style:auto-text-indent="false" fo:padding="0cm" fo:border="none"/>
      <style:text-properties fo:color="#000000" loext:padding="0cm" loext:border="none"/>
    </style:style>
    <style:style style:name="P3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000000" loext:padding="0cm" loext:border="none"/>
    </style:style>
    <style:style style:name="P37" style:family="paragraph" style:parent-style-name="Text_20_body" style:list-style-name="L3">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38" style:family="paragraph" style:parent-style-name="Text_20_body" style:list-style-name="L5">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39" style:family="paragraph" style:parent-style-name="Text_20_body" style:list-style-name="L6">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41" style:family="paragraph" style:parent-style-name="Text_20_body">
      <style:paragraph-properties fo:margin-left="0cm" fo:margin-right="0cm" fo:margin-top="0cm" fo:margin-bottom="0cm" loext:contextual-spacing="false" fo:text-indent="0cm" style:auto-text-indent="false"/>
      <style:text-properties officeooo:rsid="00145361" officeooo:paragraph-rsid="00145361" loext:padding="0cm" loext:border="none"/>
    </style:style>
    <style:style style:name="P42" style:family="paragraph" style:parent-style-name="Text_20_body">
      <style:paragraph-properties fo:margin-left="0cm" fo:margin-right="0cm" fo:margin-top="0cm" fo:margin-bottom="0cm" loext:contextual-spacing="false" fo:text-indent="0cm" style:auto-text-indent="false"/>
      <style:text-properties loext:padding="0.049cm" loext:border="0.06pt solid #000000"/>
    </style:style>
    <style:style style:name="P43" style:family="paragraph" style:parent-style-name="Text_20_body">
      <style:paragraph-properties fo:margin-left="0cm" fo:margin-right="0cm" fo:text-indent="0cm" style:auto-text-indent="false"/>
      <style:text-properties officeooo:paragraph-rsid="00125b29"/>
    </style:style>
    <style:style style:name="P44" style:family="paragraph" style:parent-style-name="Heading_20_1">
      <style:text-properties fo:font-variant="normal" fo:text-transform="none" fo:color="#000000" style:font-name="Helvetica Neue" fo:font-size="18.75pt" fo:letter-spacing="normal" fo:font-style="normal" fo:font-weight="bold"/>
    </style:style>
    <style:style style:name="P45" style:family="paragraph" style:parent-style-name="Heading_20_1">
      <style:text-properties fo:font-variant="normal" fo:text-transform="none" fo:color="#000000" style:font-name="Helvetica Neue" fo:font-size="18.75pt" fo:letter-spacing="normal" fo:font-style="normal" fo:font-weight="bold" officeooo:rsid="001cd723" officeooo:paragraph-rsid="001cd723"/>
    </style:style>
    <style:style style:name="P46" style:family="paragraph" style:parent-style-name="Preformatted_20_Text">
      <style:text-properties fo:font-variant="normal" fo:text-transform="none" fo:color="#000000" style:font-name="Helvetica Neue" fo:font-size="18.75pt" fo:letter-spacing="normal" fo:font-style="normal" fo:font-weight="bold"/>
    </style:style>
    <style:style style:name="P47" style:family="paragraph" style:parent-style-name="Preformatted_20_Text">
      <style:text-properties fo:font-variant="normal" fo:text-transform="none" fo:color="#000000" style:font-name="Helvetica Neue" fo:font-size="18.75pt" fo:letter-spacing="normal" fo:font-style="normal" fo:font-weight="bold" officeooo:paragraph-rsid="0009e98f"/>
    </style:style>
    <style:style style:name="P48" style:family="paragraph" style:parent-style-name="Preformatted_20_Text">
      <style:text-properties fo:font-variant="normal" fo:text-transform="none" fo:color="#000000" style:font-name="monospace" fo:font-size="10.5pt" fo:letter-spacing="normal" fo:font-style="italic" fo:font-weight="normal" officeooo:rsid="001cd723" officeooo:paragraph-rsid="001cd723" loext:padding="0cm" loext:border="none"/>
    </style:style>
    <style:style style:name="P49" style:family="paragraph" style:parent-style-name="Preformatted_20_Text">
      <style:text-properties fo:font-variant="normal" fo:text-transform="none" fo:color="#408080" style:font-name="monospace" fo:font-size="10.5pt" fo:letter-spacing="normal" fo:font-style="italic" fo:font-weight="normal" officeooo:rsid="000be1ae" officeooo:paragraph-rsid="000be1ae" loext:padding="0cm" loext:border="none"/>
    </style:style>
    <style:style style:name="P50" style:family="paragraph" style:parent-style-name="Preformatted_20_Text">
      <style:text-properties fo:font-variant="normal" fo:text-transform="none" fo:color="#408080" style:font-name="monospace" fo:font-size="10.5pt" fo:letter-spacing="normal" fo:font-style="italic" fo:font-weight="normal" officeooo:rsid="000d09c0" officeooo:paragraph-rsid="000d09c0" loext:padding="0cm" loext:border="none"/>
    </style:style>
    <style:style style:name="P51" style:family="paragraph" style:parent-style-name="Preformatted_20_Text">
      <style:text-properties fo:font-variant="normal" fo:text-transform="none" fo:color="#408080" style:font-name="monospace" fo:font-size="10.5pt" fo:letter-spacing="normal" fo:font-style="italic" fo:font-weight="normal" officeooo:paragraph-rsid="000d09c0" loext:padding="0cm" loext:border="none"/>
    </style:style>
    <style:style style:name="P52" style:family="paragraph" style:parent-style-name="Preformatted_20_Text">
      <style:text-properties fo:font-variant="normal" fo:text-transform="none" fo:color="#408080" style:font-name="monospace" fo:font-size="10.5pt" fo:letter-spacing="normal" fo:font-style="italic" fo:font-weight="normal" officeooo:paragraph-rsid="000ee508" loext:padding="0cm" loext:border="none"/>
    </style:style>
    <style:style style:name="P53" style:family="paragraph" style:parent-style-name="Preformatted_20_Text">
      <style:text-properties fo:font-variant="normal" fo:text-transform="none" fo:color="#408080" style:font-name="monospace" fo:font-size="10.5pt" fo:letter-spacing="normal" fo:font-style="italic" fo:font-weight="normal" officeooo:paragraph-rsid="0010efd0" loext:padding="0cm" loext:border="none"/>
    </style:style>
    <style:style style:name="P54" style:family="paragraph" style:parent-style-name="Preformatted_20_Text">
      <style:text-properties fo:font-variant="normal" fo:text-transform="none" fo:color="#408080" style:font-name="monospace" fo:font-size="10.5pt" fo:letter-spacing="normal" fo:font-style="italic" fo:font-weight="normal" officeooo:paragraph-rsid="00126b0e" loext:padding="0cm" loext:border="none"/>
    </style:style>
    <style:style style:name="P55" style:family="paragraph" style:parent-style-name="Preformatted_20_Text">
      <style:text-properties fo:font-variant="normal" fo:text-transform="none" fo:color="#408080" style:font-name="monospace" fo:font-size="10.5pt" fo:letter-spacing="normal" fo:font-style="italic" fo:font-weight="normal" officeooo:paragraph-rsid="00143691" loext:padding="0cm" loext:border="none"/>
    </style:style>
    <style:style style:name="P56" style:family="paragraph" style:parent-style-name="Preformatted_20_Text">
      <style:text-properties fo:font-variant="normal" fo:text-transform="none" fo:color="#408080" style:font-name="monospace" fo:font-size="10.5pt" fo:letter-spacing="normal" fo:font-style="italic" fo:font-weight="normal" officeooo:paragraph-rsid="00145361" loext:padding="0cm" loext:border="none"/>
    </style:style>
    <style:style style:name="P57" style:family="paragraph" style:parent-style-name="Preformatted_20_Text">
      <style:text-properties fo:font-variant="normal" fo:text-transform="none" fo:color="#408080" style:font-name="monospace" fo:font-size="10.5pt" fo:letter-spacing="normal" fo:font-style="italic" fo:font-weight="normal" officeooo:paragraph-rsid="0015dd9e" loext:padding="0cm" loext:border="none"/>
    </style:style>
    <style:style style:name="P58" style:family="paragraph" style:parent-style-name="Preformatted_20_Text">
      <style:text-properties fo:font-variant="normal" fo:text-transform="none" fo:color="#408080" style:font-name="monospace" fo:font-size="10.5pt" fo:letter-spacing="normal" fo:font-style="italic" fo:font-weight="normal" officeooo:paragraph-rsid="0016b594" loext:padding="0cm" loext:border="none"/>
    </style:style>
    <style:style style:name="P59" style:family="paragraph" style:parent-style-name="Preformatted_20_Text">
      <style:text-properties fo:font-variant="normal" fo:text-transform="none" fo:color="#408080" style:font-name="monospace" fo:font-size="10.5pt" fo:letter-spacing="normal" fo:font-style="italic" fo:font-weight="normal" officeooo:rsid="000f7cec" officeooo:paragraph-rsid="000f7cec" loext:padding="0cm" loext:border="none"/>
    </style:style>
    <style:style style:name="P60" style:family="paragraph" style:parent-style-name="Preformatted_20_Text">
      <style:text-properties fo:font-variant="normal" fo:text-transform="none" fo:color="#408080" style:font-name="monospace" fo:font-size="10.5pt" fo:letter-spacing="normal" fo:font-style="italic" fo:font-weight="normal" officeooo:rsid="0010efd0" officeooo:paragraph-rsid="0010efd0" style:font-weight-asian="bold" style:font-weight-complex="bold" loext:padding="0cm" loext:border="none"/>
    </style:style>
    <style:style style:name="P61" style:family="paragraph" style:parent-style-name="Preformatted_20_Text">
      <style:text-properties fo:font-variant="normal" fo:text-transform="none" fo:color="#408080" style:font-name="monospace" fo:font-size="10.5pt" fo:letter-spacing="normal" fo:font-style="italic" fo:font-weight="normal" officeooo:rsid="0010efd0" officeooo:paragraph-rsid="0010efd0" loext:padding="0cm" loext:border="none"/>
    </style:style>
    <style:style style:name="P62" style:family="paragraph" style:parent-style-name="Preformatted_20_Text">
      <style:text-properties fo:font-variant="normal" fo:text-transform="none" fo:color="#408080" style:font-name="monospace" fo:font-size="10.5pt" fo:letter-spacing="normal" fo:font-style="italic" fo:font-weight="normal" officeooo:rsid="00125b29" officeooo:paragraph-rsid="00125b29" loext:padding="0cm" loext:border="none"/>
    </style:style>
    <style:style style:name="P63" style:family="paragraph" style:parent-style-name="Preformatted_20_Text">
      <style:text-properties fo:font-variant="normal" fo:text-transform="none" fo:color="#408080" style:font-name="monospace" fo:font-size="10.5pt" fo:letter-spacing="normal" fo:font-style="italic" fo:font-weight="normal" officeooo:rsid="00126b0e" officeooo:paragraph-rsid="00126b0e" style:font-weight-asian="normal" style:font-weight-complex="normal" loext:padding="0cm" loext:border="none"/>
    </style:style>
    <style:style style:name="P64" style:family="paragraph" style:parent-style-name="Preformatted_20_Text">
      <style:text-properties fo:font-variant="normal" fo:text-transform="none" fo:color="#408080" style:font-name="monospace" fo:font-size="10.5pt" fo:letter-spacing="normal" fo:font-style="italic" fo:font-weight="normal" officeooo:rsid="001b0d53" officeooo:paragraph-rsid="001b0d53" style:font-weight-asian="normal" style:font-weight-complex="normal" loext:padding="0cm" loext:border="none"/>
    </style:style>
    <style:style style:name="P65" style:family="paragraph" style:parent-style-name="Preformatted_20_Text">
      <style:text-properties fo:font-variant="normal" fo:text-transform="none" fo:color="#408080" style:font-name="monospace" fo:font-size="10.5pt" fo:letter-spacing="normal" fo:font-style="italic" fo:font-weight="normal" officeooo:rsid="00126b0e" officeooo:paragraph-rsid="00126b0e" loext:padding="0cm" loext:border="none"/>
    </style:style>
    <style:style style:name="P66" style:family="paragraph" style:parent-style-name="Preformatted_20_Text">
      <style:text-properties fo:font-variant="normal" fo:text-transform="none" fo:color="#408080" style:font-name="monospace" fo:font-size="10.5pt" fo:letter-spacing="normal" fo:font-style="italic" fo:font-weight="normal" officeooo:rsid="00176a15" officeooo:paragraph-rsid="00176a15" loext:padding="0cm" loext:border="none"/>
    </style:style>
    <style:style style:name="P67" style:family="paragraph" style:parent-style-name="Preformatted_20_Text">
      <style:text-properties fo:font-variant="normal" fo:text-transform="none" fo:color="#408080" style:font-name="monospace" fo:font-size="10.5pt" fo:letter-spacing="normal" fo:font-style="italic" fo:font-weight="normal" officeooo:rsid="00192d57" officeooo:paragraph-rsid="00192d57" loext:padding="0cm" loext:border="none"/>
    </style:style>
    <style:style style:name="P68" style:family="paragraph" style:parent-style-name="Preformatted_20_Text">
      <style:text-properties fo:font-variant="normal" fo:text-transform="none" fo:color="#408080" style:font-name="monospace" fo:font-size="10.5pt" fo:letter-spacing="normal" fo:font-style="italic" fo:font-weight="normal" officeooo:rsid="001b0d53" officeooo:paragraph-rsid="001b0d53" loext:padding="0cm" loext:border="none"/>
    </style:style>
    <style:style style:name="P69" style:family="paragraph" style:parent-style-name="Preformatted_20_Text">
      <style:text-properties fo:font-variant="normal" fo:text-transform="none" fo:color="#408080" style:font-name="monospace" fo:font-size="10.5pt" fo:letter-spacing="normal" fo:font-style="italic" fo:font-weight="normal" officeooo:rsid="001cd723" officeooo:paragraph-rsid="001cd723" loext:padding="0cm" loext:border="none"/>
    </style:style>
    <style:style style:name="P70" style:family="paragraph" style:parent-style-name="Preformatted_20_Text">
      <style:text-properties fo:font-variant="normal" fo:text-transform="none" fo:color="#333333" style:font-name="monospace" fo:font-size="10.5pt" fo:letter-spacing="normal" fo:font-style="normal" fo:font-weight="normal" officeooo:rsid="00125b29" officeooo:paragraph-rsid="00125b29"/>
    </style:style>
    <style:style style:name="P71" style:family="paragraph" style:parent-style-name="Preformatted_20_Text">
      <style:text-properties officeooo:rsid="00125b29" officeooo:paragraph-rsid="00125b29"/>
    </style:style>
    <style:style style:name="P72"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408080" style:font-name="monospace" fo:font-size="10.5pt" fo:letter-spacing="normal" fo:font-style="italic" fo:font-weight="normal" loext:padding="0cm" loext:border="none"/>
    </style:style>
    <style:style style:name="P73"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408080" style:font-name="monospace" fo:font-size="10.5pt" fo:letter-spacing="normal" fo:font-style="italic" fo:font-weight="normal" officeooo:rsid="00145361" officeooo:paragraph-rsid="00145361" loext:padding="0cm" loext:border="none"/>
    </style:style>
    <style:style style:name="P74"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75"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monospace" fo:font-size="10.5pt" fo:letter-spacing="normal" fo:font-style="normal" fo:font-weight="normal"/>
    </style:style>
    <style:style style:name="P76"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408080" style:font-name="monospace" fo:font-size="10.5pt" fo:letter-spacing="normal" fo:font-style="italic" fo:font-weight="normal" loext:padding="0cm" loext:border="none"/>
    </style:style>
    <style:style style:name="P77" style:family="paragraph" style:parent-style-name="Preformatted_20_Text">
      <style:paragraph-properties fo:margin-top="0cm" fo:margin-bottom="0cm" loext:contextual-spacing="false" fo:orphans="2" fo:widows="2" fo:padding="0cm" fo:border="none"/>
    </style:style>
    <style:style style:name="P78" style:family="paragraph" style:parent-style-name="Heading_20_3">
      <style:text-properties fo:font-variant="normal" fo:text-transform="none" fo:color="#000000" style:font-name="Helvetica Neue" fo:font-size="18.75pt" fo:letter-spacing="normal" fo:font-style="normal" fo:font-weight="bold"/>
    </style:style>
    <style:style style:name="P79" style:family="paragraph" style:parent-style-name="Heading_20_3">
      <style:text-properties fo:font-variant="normal" fo:text-transform="none" fo:color="#000000" style:font-name="Helvetica Neue" fo:font-size="13.5pt" fo:letter-spacing="normal" fo:font-style="normal" fo:font-weight="bold" officeooo:rsid="000be1ae" officeooo:paragraph-rsid="000be1ae" loext:padding="0cm" loext:border="none"/>
    </style:style>
    <style:style style:name="P80" style:family="paragraph" style:parent-style-name="Heading_20_3">
      <style:text-properties fo:font-variant="normal" fo:text-transform="none" fo:color="#000000" style:font-name="Helvetica Neue" fo:font-size="13.5pt" fo:letter-spacing="normal" fo:font-style="normal" fo:font-weight="bold" officeooo:paragraph-rsid="00143691"/>
    </style:style>
    <style:style style:name="P81" style:family="paragraph" style:parent-style-name="Heading_20_3">
      <style:text-properties officeooo:rsid="000d09c0" officeooo:paragraph-rsid="000d09c0"/>
    </style:style>
    <style:style style:name="P82" style:family="paragraph" style:parent-style-name="Heading_20_4">
      <style:text-properties officeooo:rsid="000d09c0" officeooo:paragraph-rsid="000d09c0"/>
    </style:style>
    <style:style style:name="P83" style:family="paragraph" style:parent-style-name="Heading_20_4">
      <style:text-properties fo:font-variant="normal" fo:text-transform="none" fo:color="#000000" style:font-name="Helvetica Neue" fo:font-size="10.5pt" fo:letter-spacing="normal" fo:font-style="normal" fo:font-weight="bold" officeooo:rsid="00125b29" officeooo:paragraph-rsid="00125b29"/>
    </style:style>
    <style:style style:name="P84" style:family="paragraph" style:parent-style-name="Heading_20_4">
      <style:text-properties fo:font-variant="normal" fo:text-transform="none" fo:color="#000000" style:font-name="Helvetica Neue" fo:font-size="10.5pt" fo:letter-spacing="normal" fo:font-style="normal" fo:font-weight="bold" officeooo:rsid="00126b0e" officeooo:paragraph-rsid="00126b0e" style:font-weight-asian="normal" style:font-weight-complex="normal"/>
    </style:style>
    <style:style style:name="P85" style:family="paragraph" style:parent-style-name="Heading_20_4">
      <style:text-properties fo:font-variant="normal" fo:text-transform="none" fo:color="#000000" style:font-name="Helvetica Neue" fo:font-size="10.5pt" fo:letter-spacing="normal" fo:font-style="normal" fo:font-weight="bold" officeooo:paragraph-rsid="0015dd9e"/>
    </style:style>
    <style:style style:name="P86" style:family="paragraph" style:parent-style-name="Heading_20_4">
      <style:text-properties fo:font-variant="normal" fo:text-transform="none" fo:color="#000000" style:font-name="Helvetica Neue" fo:font-size="10.5pt" fo:letter-spacing="normal" fo:font-style="normal" fo:font-weight="bold" officeooo:rsid="001b0d53" officeooo:paragraph-rsid="001b0d53"/>
    </style:style>
    <style:style style:name="P87" style:family="paragraph" style:parent-style-name="Heading_20_4">
      <style:text-properties fo:font-variant="normal" fo:text-transform="none" fo:color="#000000" style:font-name="Helvetica Neue" fo:font-size="10.5pt" fo:letter-spacing="normal" fo:font-style="normal" fo:font-weight="bold" officeooo:rsid="001cd723" officeooo:paragraph-rsid="001cd723"/>
    </style:style>
    <style:style style:name="P88" style:family="paragraph" style:parent-style-name="Heading_20_4">
      <style:text-properties officeooo:rsid="001b0d53" officeooo:paragraph-rsid="001b0d53"/>
    </style:style>
    <style:style style:name="P89" style:family="paragraph" style:parent-style-name="Heading_20_5">
      <style:text-properties fo:font-variant="normal" fo:text-transform="none" fo:color="#000000" style:font-name="Helvetica Neue" fo:font-size="10.5pt" fo:letter-spacing="normal" fo:font-style="italic" fo:font-weight="bold" officeooo:rsid="00126b0e" officeooo:paragraph-rsid="00126b0e" style:font-weight-asian="normal" style:font-weight-complex="normal"/>
    </style:style>
    <style:style style:name="P90" style:family="paragraph" style:parent-style-name="Heading_20_5">
      <style:text-properties officeooo:paragraph-rsid="00145361"/>
    </style:style>
    <style:style style:name="P91" style:family="paragraph" style:parent-style-name="Heading_20_5">
      <style:text-properties fo:color="#000000" style:font-name="Helvetica Neue" fo:font-size="10.5pt" fo:letter-spacing="normal" fo:font-style="italic" fo:font-weight="bold" officeooo:rsid="00176a15" officeooo:paragraph-rsid="00176a15"/>
    </style:style>
    <style:style style:name="P92" style:family="paragraph" style:parent-style-name="Heading_20_5">
      <style:text-properties fo:color="#000000" style:font-name="Helvetica Neue" fo:font-size="10.5pt" fo:letter-spacing="normal" fo:font-style="italic" fo:font-weight="bold" officeooo:rsid="001b0d53" officeooo:paragraph-rsid="001b0d53"/>
    </style:style>
    <style:style style:name="P93" style:family="paragraph" style:parent-style-name="Heading_20_5">
      <style:text-properties fo:color="#000000" style:font-name="Helvetica Neue" fo:font-size="10.5pt" fo:letter-spacing="normal" fo:font-style="italic" fo:font-weight="bold" officeooo:rsid="001cd723" officeooo:paragraph-rsid="001cd723"/>
    </style:style>
    <style:style style:name="P94" style:family="paragraph" style:parent-style-name="Heading_20_5">
      <style:text-properties officeooo:paragraph-rsid="00176a15"/>
    </style:style>
    <style:style style:name="P95" style:family="paragraph" style:parent-style-name="Heading_20_5">
      <style:paragraph-properties fo:margin-left="0cm" fo:margin-right="0cm" fo:margin-top="0cm" fo:margin-bottom="0cm" loext:contextual-spacing="false" fo:line-height="100%" fo:text-indent="0cm" style:auto-text-indent="false" fo:padding="0cm" fo:border="none"/>
      <style:text-properties fo:color="#000000" style:font-name="inherit" fo:font-size="10.5pt" fo:font-style="italic" fo:font-weight="bold" loext:padding="0cm" loext:border="none"/>
    </style:style>
    <style:style style:name="T1" style:family="text">
      <style:text-properties officeooo:rsid="0009e98f"/>
    </style:style>
    <style:style style:name="T2" style:family="text">
      <style:text-properties fo:font-variant="normal" fo:text-transform="none" fo:color="#000000" style:font-name="Helvetica Neue" fo:font-size="10.5pt" fo:letter-spacing="normal" fo:font-style="normal"/>
    </style:style>
    <style:style style:name="T3" style:family="text">
      <style:text-properties fo:font-variant="normal" fo:text-transform="none" fo:color="#000000" style:font-name="Helvetica Neue" fo:font-size="10.5pt" fo:letter-spacing="normal" fo:font-style="normal" fo:font-weight="bold"/>
    </style:style>
    <style:style style:name="T4" style:family="text">
      <style:text-properties fo:font-variant="normal" fo:text-transform="none" fo:color="#000000" style:font-name="Helvetica Neue" fo:font-size="10.5pt" fo:letter-spacing="normal" fo:font-style="normal" fo:font-weight="bold" loext:padding="0cm" loext:border="none"/>
    </style:style>
    <style:style style:name="T5" style:family="text">
      <style:text-properties fo:font-variant="normal" fo:text-transform="none" fo:color="#000000" style:font-name="Helvetica Neue" fo:font-size="10.5pt" fo:letter-spacing="normal" fo:font-style="normal" fo:font-weight="bold" officeooo:rsid="001b0d53"/>
    </style:style>
    <style:style style:name="T6" style:family="text">
      <style:text-properties fo:font-variant="normal" fo:text-transform="none" fo:color="#000000" style:font-name="Helvetica Neue" fo:font-size="10.5pt" fo:letter-spacing="normal" fo:font-style="normal" loext:padding="0cm" loext:border="none"/>
    </style:style>
    <style:style style:name="T7" style:family="text">
      <style:text-properties fo:font-variant="normal" fo:text-transform="none" fo:color="#000000" style:font-name="Helvetica Neue" fo:font-size="10.5pt" fo:letter-spacing="normal" fo:font-style="normal" fo:font-weight="normal"/>
    </style:style>
    <style:style style:name="T8" style:family="text">
      <style:text-properties fo:font-variant="normal" fo:text-transform="none" fo:color="#000000" style:font-name="Helvetica Neue" fo:font-size="10.5pt" fo:letter-spacing="normal" fo:font-style="normal" fo:font-weight="normal" style:font-weight-asian="normal" style:font-weight-complex="normal"/>
    </style:style>
    <style:style style:name="T9" style:family="text">
      <style:text-properties fo:font-variant="normal" fo:text-transform="none" fo:color="#000000" style:font-name="Helvetica Neue" fo:font-size="10.5pt" fo:letter-spacing="normal" fo:font-style="normal" fo:font-weight="normal" style:font-weight-asian="normal" style:font-weight-complex="normal" loext:padding="0cm" loext:border="none"/>
    </style:style>
    <style:style style:name="T10" style:family="text">
      <style:text-properties fo:font-variant="normal" fo:text-transform="none" fo:color="#000000" style:font-name="Helvetica Neue" fo:font-size="10.5pt" fo:letter-spacing="normal" fo:font-style="normal" fo:font-weight="normal" officeooo:rsid="00126b0e" style:font-weight-asian="normal" style:font-weight-complex="normal"/>
    </style:style>
    <style:style style:name="T11" style:family="text">
      <style:text-properties fo:font-variant="normal" fo:text-transform="none" fo:color="#000000" style:font-name="Helvetica Neue" fo:font-size="13.5pt" fo:letter-spacing="normal" fo:font-style="normal" fo:font-weight="bold" loext:padding="0cm" loext:border="none"/>
    </style:style>
    <style:style style:name="T12" style:family="text">
      <style:text-properties fo:font-variant="normal" fo:text-transform="none" fo:color="#408080" style:font-name="monospace" fo:font-size="10.5pt" fo:letter-spacing="normal" fo:font-style="italic" fo:font-weight="normal" loext:padding="0cm" loext:border="none"/>
    </style:style>
    <style:style style:name="T13" style:family="text">
      <style:text-properties fo:font-variant="normal" fo:text-transform="none" fo:color="#0088cc" style:font-name="Helvetica Neue" fo:font-size="10.5pt" fo:letter-spacing="normal" fo:font-style="normal" style:text-underline-style="solid" style:text-underline-width="auto" style:text-underline-color="font-color" fo:font-weight="normal" loext:padding="0cm" loext:border="none"/>
    </style:style>
    <style:style style:name="T14" style:family="text">
      <style:text-properties fo:color="#000000" style:font-name="Helvetica Neue" fo:font-size="10.5pt" fo:letter-spacing="normal" fo:font-style="italic" fo:font-weight="bold"/>
    </style:style>
    <style:style style:name="T15" style:family="text">
      <style:text-properties fo:color="#000000" style:font-name="Helvetica Neue" fo:font-size="10.5pt" fo:letter-spacing="normal" fo:font-style="italic" fo:font-weight="bold" loext:padding="0cm" loext:border="none"/>
    </style:style>
    <style:style style:name="T16" style:family="text">
      <style:text-properties fo:color="#000000" style:font-name="Helvetica Neue" fo:font-style="normal"/>
    </style:style>
    <style:style style:name="T17" style:family="text">
      <style:text-properties fo:color="#000000" style:font-name="Helvetica Neue" fo:font-style="normal" style:font-weight-asian="normal" style:font-weight-complex="normal"/>
    </style:style>
    <style:style style:name="T18" style:family="text">
      <style:text-properties fo:color="#000000" style:font-name="Helvetica Neue" fo:font-style="normal" fo:font-weight="bold"/>
    </style:style>
    <style:style style:name="T19" style:family="text">
      <style:text-properties fo:color="#000000" fo:font-weight="bold" loext:padding="0cm" loext:border="none"/>
    </style:style>
    <style:style style:name="T20" style:family="text">
      <style:text-properties fo:font-size="10.5pt" fo:font-weight="bold" loext:padding="0cm" loext:border="none"/>
    </style:style>
    <style:style style:name="T21" style:family="text">
      <style:text-properties fo:font-size="10.5pt" fo:font-weight="bold" style:font-weight-asian="bold" style:font-weight-complex="bold" loext:padding="0cm" loext:border="none"/>
    </style:style>
    <style:style style:name="T22" style:family="text">
      <style:text-properties fo:font-size="10.5pt" fo:font-weight="normal" style:font-weight-asian="normal" style:font-weight-complex="normal" loext:padding="0cm" loext:border="none"/>
    </style:style>
    <style:style style:name="T23" style:family="text">
      <style:text-properties fo:font-size="10.5pt" fo:font-weight="normal" officeooo:rsid="0009e98f" style:font-weight-asian="normal" style:font-weight-complex="normal" loext:padding="0cm" loext:border="none"/>
    </style:style>
    <style:style style:name="T24" style:family="text">
      <style:text-properties fo:font-weight="bold" loext:padding="0cm" loext:border="none"/>
    </style:style>
    <style:style style:name="T25" style:family="text">
      <style:text-properties fo:font-weight="normal"/>
    </style:style>
    <style:style style:name="T26" style:family="text">
      <style:text-properties fo:font-weight="normal" style:font-weight-asian="normal" style:font-weight-complex="normal"/>
    </style:style>
    <style:style style:name="T27" style:family="text">
      <style:text-properties fo:font-weight="normal" style:font-weight-asian="normal" style:font-weight-complex="normal" loext:padding="0cm" loext:border="none"/>
    </style:style>
    <style:style style:name="T28" style:family="text">
      <style:text-properties fo:color="#333333" style:font-name="monospace" fo:font-size="10.5pt" fo:font-weight="normal" style:font-weight-asian="normal" style:font-weight-complex="normal" loext:padding="0cm" loext:border="none"/>
    </style:style>
    <style:style style:name="T29" style:family="text">
      <style:text-properties fo:color="#008000" style:font-name="monospace" fo:font-size="10.5pt" fo:font-weight="bold" style:font-weight-asian="normal" style:font-weight-complex="normal" loext:padding="0cm" loext:border="none"/>
    </style:style>
    <style:style style:name="T30" style:family="text">
      <style:text-properties fo:color="#008000" fo:font-weight="bold" loext:padding="0cm" loext:border="none"/>
    </style:style>
    <style:style style:name="T31" style:family="text">
      <style:text-properties fo:color="#008000" fo:font-weight="bold" officeooo:rsid="00126b0e" loext:padding="0cm" loext:border="none"/>
    </style:style>
    <style:style style:name="T32" style:family="text">
      <style:text-properties fo:color="#0000ff" style:font-name="monospace" fo:font-size="10.5pt" fo:font-weight="bold" style:font-weight-asian="normal" style:font-weight-complex="normal" loext:padding="0cm" loext:border="none"/>
    </style:style>
    <style:style style:name="T33" style:family="text">
      <style:text-properties fo:color="#0000ff" fo:font-weight="bold" loext:padding="0cm" loext:border="none"/>
    </style:style>
    <style:style style:name="T34" style:family="text">
      <style:text-properties fo:font-size="13.5pt" fo:font-weight="bold" style:font-weight-asian="normal" style:font-weight-complex="normal" loext:padding="0cm" loext:border="none"/>
    </style:style>
    <style:style style:name="T35" style:family="text">
      <style:text-properties fo:color="#408080" style:font-name="monospace" fo:font-size="10.5pt" fo:font-style="italic" fo:font-weight="normal" officeooo:rsid="0009e98f" style:font-weight-asian="normal" style:font-weight-complex="normal" loext:padding="0cm" loext:border="none"/>
    </style:style>
    <style:style style:name="T36" style:family="text">
      <style:text-properties officeooo:rsid="000be1ae"/>
    </style:style>
    <style:style style:name="T37" style:family="text">
      <style:text-properties officeooo:rsid="000d09c0"/>
    </style:style>
    <style:style style:name="T38" style:family="text">
      <style:text-properties officeooo:rsid="000ee508"/>
    </style:style>
    <style:style style:name="T39" style:family="text">
      <style:text-properties officeooo:rsid="000f7cec"/>
    </style:style>
    <style:style style:name="T40" style:family="text">
      <style:text-properties officeooo:rsid="0010efd0"/>
    </style:style>
    <style:style style:name="T41" style:family="text">
      <style:text-properties officeooo:rsid="00125b29"/>
    </style:style>
    <style:style style:name="T42" style:family="text">
      <style:text-properties officeooo:rsid="00126b0e"/>
    </style:style>
    <style:style style:name="T43" style:family="text">
      <style:text-properties officeooo:rsid="00143691"/>
    </style:style>
    <style:style style:name="T44" style:family="text">
      <style:text-properties officeooo:rsid="00145361"/>
    </style:style>
    <style:style style:name="T45" style:family="text">
      <style:text-properties officeooo:rsid="0015dd9e"/>
    </style:style>
    <style:style style:name="T46" style:family="text">
      <style:text-properties officeooo:rsid="0016b594"/>
    </style:style>
    <style:style style:name="T47" style:family="text">
      <style:text-properties officeooo:rsid="00176a15"/>
    </style:style>
    <style:style style:name="T48" style:family="text">
      <style:text-properties officeooo:rsid="00192d57"/>
    </style:style>
    <style:style style:name="T49" style:family="text">
      <style:text-properties officeooo:rsid="001b0d53"/>
    </style:style>
    <style:style style:name="T50" style:family="text">
      <style:text-properties officeooo:rsid="001cd723"/>
    </style:style>
    <style:style style:name="T51" style:family="text">
      <style:text-properties officeooo:rsid="001db39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span text:style-name="T1">P</text:span>andas:-------</text:h>
      <text:p text:style-name="P2"/>
      <text:p text:style-name="P2"><text:span text:style-name="Strong_20_Emphasis"><text:span text:style-name="T21">command to install</text:span></text:span><text:span text:style-name="Strong_20_Emphasis"><text:span text:style-name="T22"> : pip install pandas</text:span></text:span></text:p>
      <text:p text:style-name="P2"><text:span text:style-name="Strong_20_Emphasis"><text:span text:style-name="T22"/></text:span></text:p>
      <text:p text:style-name="P46"><text:span text:style-name="Strong_20_Emphasis"><text:span text:style-name="T29">import</text:span></text:span><text:span text:style-name="Strong_20_Emphasis"><text:span text:style-name="T28"> </text:span></text:span><text:span text:style-name="Strong_20_Emphasis"><text:span text:style-name="T32">pandas</text:span></text:span><text:span text:style-name="Strong_20_Emphasis"><text:span text:style-name="T28"> </text:span></text:span><text:span text:style-name="Strong_20_Emphasis"><text:span text:style-name="T29">as</text:span></text:span><text:span text:style-name="Strong_20_Emphasis"><text:span text:style-name="T28"> </text:span></text:span><text:span text:style-name="Strong_20_Emphasis"><text:span text:style-name="T32">pd</text:span></text:span><text:span text:style-name="Strong_20_Emphasis"><text:span text:style-name="T28"> </text:span></text:span></text:p>
      <text:p text:style-name="P77"/>
      <text:p text:style-name="P75"><text:span text:style-name="T30">import</text:span> <text:span text:style-name="T33">numpy</text:span> <text:span text:style-name="T30">as</text:span> <text:span text:style-name="T33">np</text:span></text:p>
      <text:p text:style-name="P2"><text:span text:style-name="Strong_20_Emphasis"><text:span text:style-name="T22"/></text:span></text:p>
      <text:h text:style-name="P78" text:outline-level="3"><text:span text:style-name="Strong_20_Emphasis"><text:span text:style-name="T34">Pandas data structures:</text:span></text:span></text:h>
      <text:p text:style-name="P2"><text:span text:style-name="Strong_20_Emphasis"><text:span text:style-name="T20">Series</text:span></text:span><text:span text:style-name="Strong_20_Emphasis"><text:span text:style-name="T22">------</text:span></text:span></text:p>
      <text:p text:style-name="P3"><text:span text:style-name="Strong_20_Emphasis"><text:span text:style-name="T23">&gt;&gt;&gt; empty=pd.Series()</text:span></text:span></text:p>
      <text:p text:style-name="P3"><text:span text:style-name="Strong_20_Emphasis"><text:span text:style-name="T23">&gt;&gt;&gt; print(empty)</text:span></text:span></text:p>
      <text:p text:style-name="P3"><text:span text:style-name="Strong_20_Emphasis"><text:span text:style-name="T23">Series([], dtype: float64)</text:span></text:span></text:p>
      <text:p text:style-name="P3"><text:span text:style-name="Strong_20_Emphasis"><text:span text:style-name="T23">&gt;&gt;&gt; </text:span></text:span></text:p>
      <text:p text:style-name="P3"><text:span text:style-name="Strong_20_Emphasis"><text:span text:style-name="T23"/></text:span></text:p>
      <text:p text:style-name="P3"><text:span text:style-name="Strong_20_Emphasis"><text:span text:style-name="T23"/></text:span></text:p>
      <text:p text:style-name="P47"><text:span text:style-name="Strong_20_Emphasis"><text:span text:style-name="T35">#create Series using nd.array</text:span></text:span></text:p>
      <text:p text:style-name="Text_20_body"><text:span text:style-name="T36">&gt;&gt;&gt; nds=pd.Series(np.array([1,2,3,4,5]))</text:span></text:p>
      <text:p text:style-name="P1">&gt;&gt;&gt; print(nds)</text:p>
      <text:p text:style-name="P1">0 <text:s text:c="3"/>1</text:p>
      <text:p text:style-name="P1">1 <text:s text:c="3"/>2</text:p>
      <text:p text:style-name="P1">2 <text:s text:c="3"/>3</text:p>
      <text:p text:style-name="P1">3 <text:s text:c="3"/>4</text:p>
      <text:p text:style-name="P1">4 <text:s text:c="3"/>5</text:p>
      <text:p text:style-name="P1">dtype: int64</text:p>
      <text:p text:style-name="P1">&gt;&gt;&gt; </text:p>
      <text:p text:style-name="P1"/>
      <text:p text:style-name="P1"/>
      <text:p text:style-name="P49">#create Series using dict</text:p>
      <text:p text:style-name="Text_20_body"><text:span text:style-name="T36">&gt;&gt;&gt; data={'a':60, 'b':20, 'c':15}</text:span></text:p>
      <text:p text:style-name="P1">&gt;&gt;&gt; sdic=pd.Series(data, index=['b', 'c', 'd', 'a', 'e'])</text:p>
      <text:p text:style-name="P1">&gt;&gt;&gt; print(sdic)</text:p>
      <text:p text:style-name="P1">b <text:s text:c="3"/>20.0</text:p>
      <text:p text:style-name="P1">c <text:s text:c="3"/>15.0</text:p>
      <text:p text:style-name="P1">d <text:s text:c="4"/>NaN</text:p>
      <text:p text:style-name="P1">a <text:s text:c="3"/>60.0</text:p>
      <text:p text:style-name="P1">e <text:s text:c="4"/>NaN</text:p>
      <text:p text:style-name="P1">dtype: float64</text:p>
      <text:p text:style-name="P1">&gt;&gt;&gt;</text:p>
      <text:p text:style-name="P1"/>
      <text:p text:style-name="P1"/>
      <text:p text:style-name="P49"><text:soft-page-break/>#Getting or retrieve multiple elements</text:p>
      <text:p text:style-name="Text_20_body"><text:span text:style-name="T36">&gt;&gt;&gt; print(sdic[['a','c','d']])</text:span></text:p>
      <text:p text:style-name="P1">a <text:s text:c="3"/>60.0</text:p>
      <text:p text:style-name="P1">c <text:s text:c="3"/>15.0</text:p>
      <text:p text:style-name="P1">d <text:s text:c="4"/>NaN</text:p>
      <text:p text:style-name="P1">dtype: float64</text:p>
      <text:p text:style-name="P1">&gt;&gt;&gt; </text:p>
      <text:p text:style-name="P1">&gt;&gt;&gt; sdic['a']</text:p>
      <text:p text:style-name="P1">60.0</text:p>
      <text:p text:style-name="P1">&gt;&gt;&gt; </text:p>
      <text:p text:style-name="P1">&gt;&gt;&gt; sdic['b']</text:p>
      <text:p text:style-name="P1">20.0</text:p>
      <text:p text:style-name="P1">&gt;&gt;&gt; </text:p>
      <text:p text:style-name="P1">&gt;&gt;&gt; sdic['c']</text:p>
      <text:p text:style-name="P1">15.0</text:p>
      <text:p text:style-name="P1">&gt;&gt;&gt; </text:p>
      <text:p text:style-name="P1">&gt;&gt;&gt; sdic['d']</text:p>
      <text:p text:style-name="P1">nan</text:p>
      <text:p text:style-name="P1">&gt;&gt;&gt; </text:p>
      <text:p text:style-name="P1"/>
      <text:p text:style-name="P1"/>
      <text:p text:style-name="P49"/>
      <text:p text:style-name="P49">#create Series using scalar</text:p>
      <text:p text:style-name="Text_20_body"><text:span text:style-name="T36">&gt;&gt;&gt; ss=pd.Series(26,index=[0,1,2,3,4,5,6])</text:span></text:p>
      <text:p text:style-name="P1">&gt;&gt;&gt; print(ss)</text:p>
      <text:p text:style-name="P1">0 <text:s text:c="3"/>26</text:p>
      <text:p text:style-name="P1">1 <text:s text:c="3"/>26</text:p>
      <text:p text:style-name="P1">2 <text:s text:c="3"/>26</text:p>
      <text:p text:style-name="P1">3 <text:s text:c="3"/>26</text:p>
      <text:p text:style-name="P1">4 <text:s text:c="3"/>26</text:p>
      <text:p text:style-name="P1">5 <text:s text:c="3"/>26</text:p>
      <text:p text:style-name="P1">6 <text:s text:c="3"/>26</text:p>
      <text:p text:style-name="P1">dtype: int64</text:p>
      <text:p text:style-name="P1">&gt;&gt;&gt;</text:p>
      <text:p text:style-name="P1"/>
      <text:h text:style-name="P79" text:outline-level="3">Accessing Data from Series:</text:h>
      <text:p text:style-name="P49"/>
      <text:p text:style-name="P7"><text:span text:style-name="T37">&gt;&gt;&gt; se=pd.Series([1,2,3,4,5,6], index=['a','b','c','d','e','f'])</text:span></text:p>
      <text:p text:style-name="P51">#retrieve the first element</text:p>
      <text:p text:style-name="P7"><text:line-break/><text:span text:style-name="T37">&gt;&gt;&gt; print(se[0])</text:span></text:p>
      <text:p text:style-name="P7"><text:span text:style-name="T37">1</text:span></text:p>
      <text:p text:style-name="P7"><text:span text:style-name="T37">&gt;&gt;&gt; print(se[3])</text:span></text:p>
      <text:p text:style-name="P7"><text:span text:style-name="T37">4</text:span></text:p>
      <text:p text:style-name="P7"><text:span text:style-name="T37">&gt;&gt;&gt; print(se[5])</text:span></text:p>
      <text:p text:style-name="P7"><text:span text:style-name="T37">6</text:span></text:p>
      <text:p text:style-name="P51"><text:soft-page-break/>#retrieve the first <text:span text:style-name="T37">six</text:span> element</text:p>
      <text:p text:style-name="P7"><text:span text:style-name="T37">&gt;&gt;&gt; print(se[:6])</text:span></text:p>
      <text:p text:style-name="P7"><text:span text:style-name="T37">a <text:s text:c="3"/>1</text:span></text:p>
      <text:p text:style-name="P7"><text:span text:style-name="T37">b <text:s text:c="3"/>2</text:span></text:p>
      <text:p text:style-name="P7"><text:span text:style-name="T37">c <text:s text:c="3"/>3</text:span></text:p>
      <text:p text:style-name="P7"><text:span text:style-name="T37">d <text:s text:c="3"/>4</text:span></text:p>
      <text:p text:style-name="P7"><text:span text:style-name="T37">e <text:s text:c="3"/>5</text:span></text:p>
      <text:p text:style-name="P7"><text:span text:style-name="T37">f <text:s text:c="3"/>6</text:span></text:p>
      <text:p text:style-name="P7"><text:span text:style-name="T37">dtype: int64</text:span></text:p>
      <text:p text:style-name="P7"/>
      <text:p text:style-name="P51">#retrieve the last three element</text:p>
      <text:p text:style-name="P7"><text:line-break/><text:span text:style-name="T37">&gt;&gt;&gt; print(se[-2:])</text:span></text:p>
      <text:p text:style-name="P8">e <text:s text:c="3"/>5</text:p>
      <text:p text:style-name="P8">f <text:s text:c="3"/>6</text:p>
      <text:p text:style-name="P8">dtype: int64</text:p>
      <text:p text:style-name="P8"/>
      <text:p text:style-name="P8">&gt;&gt;&gt; print(se[-4:])</text:p>
      <text:p text:style-name="P8">c <text:s text:c="3"/>3</text:p>
      <text:p text:style-name="P8">d <text:s text:c="3"/>4</text:p>
      <text:p text:style-name="P8">e <text:s text:c="3"/>5</text:p>
      <text:p text:style-name="P8">f <text:s text:c="3"/>6</text:p>
      <text:p text:style-name="P8">dtype: int64</text:p>
      <text:p text:style-name="P8">&gt;&gt;&gt; </text:p>
      <text:p text:style-name="P8"/>
      <text:p text:style-name="P50">#retrieve multiple elements</text:p>
      <text:p text:style-name="P7"><text:line-break/><text:span text:style-name="T37">&gt;&gt;&gt; print(se[['b','d','f']])</text:span></text:p>
      <text:p text:style-name="P8">b <text:s text:c="3"/>2</text:p>
      <text:p text:style-name="P8">d <text:s text:c="3"/>4</text:p>
      <text:p text:style-name="P8">f <text:s text:c="3"/>6</text:p>
      <text:p text:style-name="P8">dtype: int64</text:p>
      <text:p text:style-name="P8">&gt;&gt;&gt; </text:p>
      <text:p text:style-name="P8"><text:soft-page-break/></text:p>
      <text:p text:style-name="P8">&gt;&gt;&gt; print(se['b'])</text:p>
      <text:p text:style-name="P8">2</text:p>
      <text:p text:style-name="P8"/>
      <text:h text:style-name="P81" text:outline-level="3"><text:span text:style-name="Strong_20_Emphasis"><text:span text:style-name="T11">Data frame :</text:span></text:span></text:h>
      <text:h text:style-name="P82" text:outline-level="4"><text:span text:style-name="Strong_20_Emphasis"><text:span text:style-name="T4">Create DataFrame :----</text:span></text:span></text:h>
      <text:p text:style-name="P8"><text:span text:style-name="Strong_20_Emphasis"><text:span text:style-name="T9">Lists, dict, Series Numpy ndarrays, Another DataFrame.</text:span></text:span></text:p>
      <text:p text:style-name="P72"/>
      <text:p text:style-name="P72">#creating data frame using list values</text:p>
      <text:p text:style-name="P9"><text:span text:style-name="T38">&gt;&gt;&gt; data=[['sai',20],['mani',22],['gvn',24]]</text:span></text:p>
      <text:p text:style-name="P9"><text:span text:style-name="T38">&gt;&gt;&gt; listdf = pd.DataFrame(data,columns=['Name','Age'])</text:span></text:p>
      <text:p text:style-name="P9"><text:span text:style-name="T38">&gt;&gt;&gt; print(listdf)</text:span></text:p>
      <text:p text:style-name="P9"><text:span text:style-name="T38"><text:s text:c="3"/>Name <text:s/>Age</text:span></text:p>
      <text:p text:style-name="P9"><text:span text:style-name="T38">0 <text:s text:c="2"/>sai <text:s text:c="2"/>20</text:span></text:p>
      <text:p text:style-name="P9"><text:span text:style-name="T38">1 <text:s/>mani <text:s text:c="2"/>22</text:span></text:p>
      <text:p text:style-name="P9"><text:span text:style-name="T38">2 <text:s text:c="2"/>gvn <text:s text:c="2"/>24</text:span></text:p>
      <text:p text:style-name="P9"><text:span text:style-name="T38">&gt;&gt;&gt;</text:span></text:p>
      <text:p text:style-name="P52">#data frame using pd.Series</text:p>
      <text:p text:style-name="P10"><text:line-break/><text:span text:style-name="T39">&gt;&gt;&gt; psdf=pd.DataFrame(d)</text:span></text:p>
      <text:p text:style-name="P11">&gt;&gt;&gt; print(psdf)</text:p>
      <text:p text:style-name="P11"><text:s text:c="4"/>c1 <text:s text:c="2"/>c2</text:p>
      <text:p text:style-name="P11">0 <text:s text:c="3"/>A <text:s/>1.0</text:p>
      <text:p text:style-name="P11">1 <text:s text:c="3"/>B <text:s/>2.0</text:p>
      <text:p text:style-name="P11">2 <text:s text:c="3"/>C <text:s/>3.0</text:p>
      <text:p text:style-name="P11">3 <text:s text:c="3"/>D <text:s/>4.0</text:p>
      <text:p text:style-name="P11">4 <text:s/>NaN <text:s/>5.0</text:p>
      <text:p text:style-name="P11">&gt;&gt;&gt; </text:p>
      <text:p text:style-name="P11"/>
      <text:p text:style-name="P11"/>
      <text:p text:style-name="P11"/>
      <text:p text:style-name="P11"/>
      <text:p text:style-name="P11"><text:soft-page-break/></text:p>
      <text:p text:style-name="P59">#Create a DataFrame from Dict of ndarrays / Lists</text:p>
      <text:p text:style-name="P10"><text:line-break/><text:span text:style-name="T39">&gt;&gt;&gt; data = {'Name':['sai','mani','gvn'],'Age':[20,22,24],'No':[123,456,890]}</text:span></text:p>
      <text:p text:style-name="P11">&gt;&gt;&gt; nddf = pd.DataFrame(data)</text:p>
      <text:p text:style-name="P11">&gt;&gt;&gt; print(nddf)</text:p>
      <text:p text:style-name="P11"><text:s text:c="3"/>Age <text:s/>Name <text:s text:c="2"/>No</text:p>
      <text:p text:style-name="P11">0 <text:s text:c="2"/>20 <text:s text:c="2"/>sai <text:s/>123</text:p>
      <text:p text:style-name="P11">1 <text:s text:c="2"/>22 <text:s/>mani <text:s/>456</text:p>
      <text:p text:style-name="P11">2 <text:s text:c="2"/>24 <text:s text:c="2"/>gvn <text:s/>890</text:p>
      <text:p text:style-name="P11">&gt;&gt;&gt; </text:p>
      <text:p text:style-name="P11"/>
      <text:p text:style-name="P59">#Create a DataFrame from List of Dicts</text:p>
      <text:p text:style-name="P12"><text:line-break/><text:span text:style-name="T40">&gt;&gt;&gt; data = [{'a': 1, 'b': 2, 'd':3},{'a': 5, 'b': 10, 'c': 20},{'a': 10, 'b':30, 'c': 20, 'd': 15}]</text:span></text:p>
      <text:p text:style-name="P13">&gt;&gt;&gt; Lddf = pd.DataFrame(data)</text:p>
      <text:p text:style-name="P13">&gt;&gt;&gt; Lddf</text:p>
      <text:p text:style-name="P13"><text:s text:c="4"/>a <text:s text:c="2"/>b <text:s text:c="4"/>c <text:s text:c="4"/>d</text:p>
      <text:p text:style-name="P13">0 <text:s text:c="2"/>1 <text:s text:c="2"/>2 <text:s text:c="2"/>NaN <text:s text:c="2"/>3.0</text:p>
      <text:p text:style-name="P13">1 <text:s text:c="2"/>5 <text:s/>10 <text:s/>20.0 <text:s text:c="2"/>NaN</text:p>
      <text:p text:style-name="P13">2 <text:s/>10 <text:s/>30 <text:s/>20.0 <text:s/>15.0</text:p>
      <text:p text:style-name="P13">&gt;&gt;&gt; </text:p>
      <text:p text:style-name="P13"/>
      <text:p text:style-name="P13">&gt;&gt;&gt; data = [{'a': 1, 'b': 2, 'd':3},{'a': 5, 'b': 10, 'c': 20}]</text:p>
      <text:p text:style-name="P13">&gt;&gt;&gt; Lddf = pd.DataFrame(data)</text:p>
      <text:p text:style-name="P13">&gt;&gt;&gt; Lddf</text:p>
      <text:p text:style-name="P13"><text:s text:c="3"/>a <text:s text:c="2"/>b <text:s text:c="4"/>c <text:s text:c="3"/>d</text:p>
      <text:p text:style-name="P13">0 <text:s/>1 <text:s text:c="2"/>2 <text:s text:c="2"/>NaN <text:s/>3.0</text:p>
      <text:p text:style-name="P13">1 <text:s/>5 <text:s/>10 <text:s/>20.0 <text:s/>NaN</text:p>
      <text:p text:style-name="P13">&gt;&gt;&gt; </text:p>
      <text:p text:style-name="P13"/>
      <text:p text:style-name="P13"/>
      <text:p text:style-name="P13"><text:soft-page-break/></text:p>
      <text:p text:style-name="P14">The names for the 3 axes are intended to give some semantic meaning to describing operations involving panel data.</text:p>
      <text:p text:style-name="P36">They are −</text:p>
      <text:list xml:id="list6027905040154506258" text:style-name="L1">
        <text:list-item>
          <text:p text:style-name="P35">items − axis 0, each item corresponds to a DataFrame contained inside.</text:p>
        </text:list-item>
        <text:list-item>
          <text:p text:style-name="P35">major_axis − axis 1, it is the index (rows) of each of the DataFrames.</text:p>
        </text:list-item>
        <text:list-item>
          <text:p text:style-name="P35">minor_axis − axis 2, it is the columns of each of the DataFrames.</text:p>
        </text:list-item>
      </text:list>
      <text:h text:style-name="P95" text:outline-level="5">synatx: pandas.Panel(data, items, major_axis, minor_axis, dtype, copy)</text:h>
      <text:p text:style-name="P13"/>
      <text:p text:style-name="P15">ndarrays, dict of DataFrames------</text:p>
      <text:p text:style-name="P60">#empty panel</text:p>
      <text:p text:style-name="P12"><text:line-break/><text:span text:style-name="T40">&gt;&gt;&gt; pempty = pd.Panel()</text:span></text:p>
      <text:p text:style-name="P13">&gt;&gt;&gt; print(pempty)</text:p>
      <text:p text:style-name="P13">&lt;class 'pandas.core.panel.Panel'&gt;</text:p>
      <text:p text:style-name="P13">Dimensions: 0 (items) x 0 (major_axis) x 0 (minor_axis)</text:p>
      <text:p text:style-name="P13">Items axis: None</text:p>
      <text:p text:style-name="P13">Major_axis axis: None</text:p>
      <text:p text:style-name="P13">Minor_axis axis: None</text:p>
      <text:p text:style-name="P13">&gt;&gt;&gt; </text:p>
      <text:p text:style-name="P13"/>
      <text:p text:style-name="P61">#create panel using ndarrays</text:p>
      <text:p text:style-name="P12"><text:line-break/><text:span text:style-name="T40">&gt;&gt;&gt; data = np.random.rand(2,4,6)</text:span></text:p>
      <text:p text:style-name="P13">&gt;&gt;&gt; p = pd.Panel(data)</text:p>
      <text:p text:style-name="P13">&gt;&gt;&gt; p</text:p>
      <text:p text:style-name="P13">&lt;class 'pandas.core.panel.Panel'&gt;</text:p>
      <text:p text:style-name="P13">Dimensions: 2 (items) x 4 (major_axis) x 6 (minor_axis)</text:p>
      <text:p text:style-name="P13">Items axis: 0 to 1</text:p>
      <text:p text:style-name="P13">Major_axis axis: 0 to 3</text:p>
      <text:p text:style-name="P13">Minor_axis axis: 0 to 5</text:p>
      <text:p text:style-name="P13">&gt;&gt;&gt; </text:p>
      <text:p text:style-name="P13"/>
      <text:p text:style-name="P13"/>
      <text:p text:style-name="P13"/>
      <text:p text:style-name="P13"><text:soft-page-break/></text:p>
      <text:p text:style-name="P61">#create panel dict of dataframes</text:p>
      <text:p text:style-name="P12"><text:line-break/><text:span text:style-name="T40">&gt;&gt;&gt; data = {'Item1' : pd.DataFrame(np.random.randn(4, 3)), </text:span></text:p>
      <text:p text:style-name="P13">... <text:s text:c="8"/>'Item2' : pd.DataFrame(np.random.randn(4, 2)),</text:p>
      <text:p text:style-name="P13">... <text:s text:c="8"/>'Item3' : pd.DataFrame(np.random.randn(4, 1)),}</text:p>
      <text:p text:style-name="P13">&gt;&gt;&gt; </text:p>
      <text:p text:style-name="P13">&gt;&gt;&gt; pdict = pd.Panel(data)</text:p>
      <text:p text:style-name="P13">&gt;&gt;&gt; pdict</text:p>
      <text:p text:style-name="P13">&lt;class 'pandas.core.panel.Panel'&gt;</text:p>
      <text:p text:style-name="P13">Dimensions: 3 (items) x 4 (major_axis) x 3 (minor_axis)</text:p>
      <text:p text:style-name="P13">Items axis: Item1 to Item3</text:p>
      <text:p text:style-name="P13">Major_axis axis: 0 to 3</text:p>
      <text:p text:style-name="P13">Minor_axis axis: 0 to 2</text:p>
      <text:p text:style-name="P13">&gt;&gt;&gt; </text:p>
      <text:p text:style-name="P13"/>
      <text:p text:style-name="P13"/>
      <text:p text:style-name="P13"><text:span text:style-name="Strong_20_Emphasis"><text:span text:style-name="T4">Basic Functionality:</text:span></text:span></text:p>
      <text:list xml:id="list7559317627535164640" text:style-name="L3">
        <text:list-item>
          <text:p text:style-name="P37">axes:Returns a list of the row axis labels.</text:p>
        </text:list-item>
        <text:list-item>
          <text:p text:style-name="P37">dtype:Returns the dtype of the object.</text:p>
        </text:list-item>
        <text:list-item>
          <text:p text:style-name="P37">empty: Returns True if series is empty.</text:p>
        </text:list-item>
        <text:list-item>
          <text:p text:style-name="P37">ndim:Returns the number of dimensions of the underlying data, by definition 1.</text:p>
        </text:list-item>
        <text:list-item>
          <text:p text:style-name="P37">size: Returns the number of elements in the underlying data.</text:p>
        </text:list-item>
        <text:list-item>
          <text:p text:style-name="P37">values: Returns the Series as ndarray.</text:p>
        </text:list-item>
        <text:list-item>
          <text:p text:style-name="P37">head() : Returns the first n rows of df.</text:p>
        </text:list-item>
        <text:list-item>
          <text:p text:style-name="P37">tail() : Returns the last n rows of df .</text:p>
        </text:list-item>
      </text:list>
      <text:p text:style-name="P13"/>
      <text:p text:style-name="P13"/>
      <text:p text:style-name="P13"/>
      <text:p text:style-name="P13"/>
      <text:p text:style-name="P13"/>
      <text:p text:style-name="P13"/>
      <text:p text:style-name="P13"/>
      <text:p text:style-name="P13"/>
      <text:p text:style-name="P13"/>
      <text:p text:style-name="P13"><text:soft-page-break/></text:p>
      <text:p text:style-name="P53">#Create a Dictionary of series</text:p>
      <text:p text:style-name="P16"><text:line-break/><text:span text:style-name="T41">&gt;&gt;&gt; d = {'Name':pd.Series(['Abc','Pqr','Xyz']),</text:span></text:p>
      <text:p text:style-name="P17">... <text:s text:c="4"/>'Age':pd.Series([10,20,30]),</text:p>
      <text:p text:style-name="P17">... <text:s text:c="4"/>'Level':pd.Series([0.25,0.5,0.75])}</text:p>
      <text:p text:style-name="P17">&gt;&gt;&gt; </text:p>
      <text:p text:style-name="P17">&gt;&gt;&gt; df = pd.DataFrame(d)</text:p>
      <text:p text:style-name="P17">&gt;&gt;&gt; df</text:p>
      <text:p text:style-name="P17"><text:s text:c="3"/>Age <text:s/>Level Name</text:p>
      <text:p text:style-name="P17">0 <text:s text:c="2"/>10 <text:s text:c="2"/>0.25 <text:s/>Abc</text:p>
      <text:p text:style-name="P17">1 <text:s text:c="2"/>20 <text:s text:c="2"/>0.50 <text:s/>Pqr</text:p>
      <text:p text:style-name="P17">2 <text:s text:c="2"/>30 <text:s text:c="2"/>0.75 <text:s/>Xyz</text:p>
      <text:p text:style-name="P17">&gt;&gt;&gt; </text:p>
      <text:p text:style-name="P17"/>
      <text:p text:style-name="P62">#transpose </text:p>
      <text:p text:style-name="P17">&gt;&gt;&gt; print(df.T)</text:p>
      <text:p text:style-name="P17"><text:s text:c="10"/>0 <text:s text:c="3"/>1 <text:s text:c="4"/>2</text:p>
      <text:p text:style-name="P17">Age <text:s text:c="5"/>10 <text:s text:c="2"/>20 <text:s text:c="3"/>30</text:p>
      <text:p text:style-name="P17">Level <text:s/>0.25 <text:s/>0.5 <text:s/>0.75</text:p>
      <text:p text:style-name="P17">Name <text:s text:c="3"/>Abc <text:s/>Pqr <text:s text:c="2"/>Xyz</text:p>
      <text:p text:style-name="P17">&gt;&gt;&gt; </text:p>
      <text:p text:style-name="P17"/>
      <text:p text:style-name="P62">#axes </text:p>
      <text:p text:style-name="P17">&gt;&gt;&gt; print(df.axes)</text:p>
      <text:p text:style-name="P17">[RangeIndex(start=0, stop=3, step=1), Index([u'Age', u'Level', u'Name'], dtype='object')]</text:p>
      <text:p text:style-name="P17">&gt;&gt;&gt; </text:p>
      <text:p text:style-name="P71"><text:span text:style-name="T12">#dtype</text:span></text:p>
      <text:p text:style-name="P16"><text:span text:style-name="T41">&gt;&gt;&gt; print (df.dtypes)</text:span></text:p>
      <text:p text:style-name="P17">Age <text:s text:c="7"/>int64</text:p>
      <text:p text:style-name="P17">Level <text:s text:c="3"/>float64</text:p>
      <text:p text:style-name="P17">Name <text:s text:c="5"/>object</text:p>
      <text:p text:style-name="P17">dtype: object</text:p>
      <text:p text:style-name="P62"><text:soft-page-break/></text:p>
      <text:p text:style-name="P62">#empty</text:p>
      <text:p text:style-name="Text_20_body"><text:span text:style-name="T41">&gt;&gt;&gt; print (df.empty)</text:span></text:p>
      <text:p text:style-name="P17">False</text:p>
      <text:p text:style-name="P62">#ndim</text:p>
      <text:p text:style-name="P43"><text:span text:style-name="T41">&gt;&gt;&gt; print(df.ndim)</text:span></text:p>
      <text:p text:style-name="P43"><text:span text:style-name="T41">2</text:span><text:line-break/></text:p>
      <text:p text:style-name="Text_20_body"><text:span text:style-name="T12">#shape</text:span></text:p>
      <text:p text:style-name="P16"><text:span text:style-name="T41">&gt;&gt;&gt; print(df.shape)</text:span></text:p>
      <text:p text:style-name="P16"><text:span text:style-name="T41">(3, 3)</text:span></text:p>
      <text:p text:style-name="P16"><text:span text:style-name="T41">&gt;&gt;&gt; </text:span></text:p>
      <text:p text:style-name="P16"><text:line-break/><text:span text:style-name="T12">#size (total elements)</text:span></text:p>
      <text:p text:style-name="P16"><text:span text:style-name="T41">&gt;&gt;&gt; print(df.size)</text:span></text:p>
      <text:p text:style-name="P16"><text:span text:style-name="T41">9</text:span></text:p>
      <text:p text:style-name="P16"><text:span text:style-name="T41">&gt;&gt;&gt;</text:span><text:line-break/></text:p>
      <text:p text:style-name="P76">#values</text:p>
      <text:p text:style-name="P16"><text:span text:style-name="T41">&gt;&gt;&gt; print(df.values)</text:span></text:p>
      <text:p text:style-name="P17">[[10 0.25 'Abc']</text:p>
      <text:p text:style-name="P17"><text:s/>[20 0.5 'Pqr']</text:p>
      <text:p text:style-name="P17"><text:s/>[30 0.75 'Xyz']]</text:p>
      <text:p text:style-name="P17">&gt;&gt;&gt; </text:p>
      <text:p text:style-name="P17">&gt;&gt;&gt; print(df.head(2))</text:p>
      <text:p text:style-name="P17"><text:s text:c="3"/>Age <text:s/>Level Name</text:p>
      <text:p text:style-name="P17">0 <text:s text:c="2"/>10 <text:s text:c="2"/>0.25 <text:s/>Abc</text:p>
      <text:p text:style-name="P17">1 <text:s text:c="2"/>20 <text:s text:c="2"/>0.50 <text:s/>Pqr</text:p>
      <text:p text:style-name="P17">&gt;&gt;&gt; </text:p>
      <text:p text:style-name="P17">&gt;&gt;&gt; print(df.tail(2))</text:p>
      <text:p text:style-name="P17"><text:s text:c="3"/>Age <text:s/>Level Name</text:p>
      <text:p text:style-name="P17">1 <text:s text:c="2"/>20 <text:s text:c="2"/>0.50 <text:s/>Pqr</text:p>
      <text:p text:style-name="P17">2 <text:s text:c="2"/>30 <text:s text:c="2"/>0.75 <text:s/>Xyz</text:p>
      <text:p text:style-name="P17">&gt;&gt;&gt; </text:p>
      <text:p text:style-name="P17"><text:soft-page-break/></text:p>
      <text:h text:style-name="P83" text:outline-level="4">Reindexing------</text:h>
      <text:p text:style-name="P70"><text:span text:style-name="T31">&gt;&gt;&gt;</text:span><text:span text:style-name="T30">import</text:span> <text:span text:style-name="T33">numpy</text:span> <text:span text:style-name="T30">as</text:span> <text:span text:style-name="T33">np</text:span></text:p>
      <text:p text:style-name="P74"><text:span text:style-name="T12">#reindex the DataFrame</text:span></text:p>
      <text:p text:style-name="P4">&gt;&gt;&gt; N=20</text:p>
      <text:p text:style-name="P4">&gt;&gt;&gt; Rdf = pd.DataFrame({</text:p>
      <text:p text:style-name="P4">... <text:s text:c="3"/>'A': pd.date_range(start='2016-01-01',periods=N,freq='D'),</text:p>
      <text:p text:style-name="P4">... <text:s text:c="3"/>'x': np.linspace(0,stop=N-1,num=N),</text:p>
      <text:p text:style-name="P4">... <text:s text:c="3"/>'y': np.random.rand(N),</text:p>
      <text:p text:style-name="P4">... <text:s text:c="3"/>'C': np.random.choice(['Low','Medium','High'],N).tolist(),</text:p>
      <text:p text:style-name="P4">... <text:s text:c="3"/>'D': np.random.normal(100, 10, size=(N)).tolist()</text:p>
      <text:p text:style-name="P4">... })</text:p>
      <text:p text:style-name="P4">&gt;&gt;&gt; Rdf</text:p>
      <text:p text:style-name="P4"><text:s text:c="12"/>A <text:s text:c="6"/>C <text:s text:c="10"/>D <text:s text:c="4"/>x <text:s text:c="8"/>y</text:p>
      <text:p text:style-name="P4">0 <text:s/>2016-01-01 <text:s/>Medium <text:s text:c="2"/>94.030323 <text:s text:c="2"/>0.0 <text:s/>0.471848</text:p>
      <text:p text:style-name="P4">1 <text:s/>2016-01-02 <text:s text:c="3"/>High <text:s/>102.517481 <text:s text:c="2"/>1.0 <text:s/>0.874050</text:p>
      <text:p text:style-name="P4">2 <text:s/>2016-01-03 <text:s text:c="3"/>High <text:s/>116.192871 <text:s text:c="2"/>2.0 <text:s/>0.099006</text:p>
      <text:p text:style-name="P4">3 <text:s/>2016-01-04 <text:s/>Medium <text:s text:c="2"/>94.247256 <text:s text:c="2"/>3.0 <text:s/>0.647455</text:p>
      <text:p text:style-name="P4">4 <text:s/>2016-01-05 <text:s text:c="4"/>Low <text:s text:c="2"/>90.844557 <text:s text:c="2"/>4.0 <text:s/>0.070964</text:p>
      <text:p text:style-name="P4">5 <text:s/>2016-01-06 <text:s text:c="3"/>High <text:s text:c="2"/>93.398963 <text:s text:c="2"/>5.0 <text:s/>0.121653</text:p>
      <text:p text:style-name="P4">6 <text:s/>2016-01-07 <text:s text:c="3"/>High <text:s text:c="2"/>94.591660 <text:s text:c="2"/>6.0 <text:s/>0.566679</text:p>
      <text:p text:style-name="P4">7 <text:s/>2016-01-08 <text:s text:c="4"/>Low <text:s text:c="2"/>97.289862 <text:s text:c="2"/>7.0 <text:s/>0.020129</text:p>
      <text:p text:style-name="P4">8 <text:s/>2016-01-09 <text:s/>Medium <text:s/>100.572819 <text:s text:c="2"/>8.0 <text:s/>0.961875</text:p>
      <text:p text:style-name="P4">9 <text:s/>2016-01-10 <text:s text:c="4"/>Low <text:s/>102.194935 <text:s text:c="2"/>9.0 <text:s/>0.901944</text:p>
      <text:p text:style-name="P4">10 2016-01-11 <text:s text:c="3"/>High <text:s text:c="2"/>90.388333 <text:s/>10.0 <text:s/>0.143654</text:p>
      <text:p text:style-name="P4">11 2016-01-12 <text:s/>Medium <text:s text:c="2"/>98.849702 <text:s/>11.0 <text:s/>0.843763</text:p>
      <text:p text:style-name="P4">12 2016-01-13 <text:s text:c="3"/>High <text:s text:c="2"/>89.480370 <text:s/>12.0 <text:s/>0.487626</text:p>
      <text:p text:style-name="P4">13 2016-01-14 <text:s text:c="4"/>Low <text:s text:c="2"/>94.007517 <text:s/>13.0 <text:s/>0.146662</text:p>
      <text:p text:style-name="P4">14 2016-01-15 <text:s text:c="4"/>Low <text:s text:c="2"/>90.074466 <text:s/>14.0 <text:s/>0.849545</text:p>
      <text:p text:style-name="P4">15 2016-01-16 <text:s text:c="3"/>High <text:s text:c="2"/>98.699511 <text:s/>15.0 <text:s/>0.104791</text:p>
      <text:p text:style-name="P4">16 2016-01-17 <text:s/>Medium <text:s/>100.556183 <text:s/>16.0 <text:s/>0.686153</text:p>
      <text:p text:style-name="P4">17 2016-01-18 <text:s text:c="4"/>Low <text:s/>101.452137 <text:s/>17.0 <text:s/>0.508129</text:p>
      <text:p text:style-name="P4">18 2016-01-19 <text:s text:c="4"/>Low <text:s text:c="2"/>91.492568 <text:s/>18.0 <text:s/>0.462843</text:p>
      <text:p text:style-name="P4">19 2016-01-20 <text:s/>Medium <text:s/>120.896854 <text:s/>19.0 <text:s/>0.993937</text:p>
      <text:p text:style-name="P4"><text:soft-page-break/>&gt;&gt;&gt; df_reindexed = Rdf.reindex(index=[0,2,5], columns=['A', 'C', 'B'])</text:p>
      <text:p text:style-name="P4">&gt;&gt;&gt; print(Rdf)</text:p>
      <text:p text:style-name="P4"><text:s text:c="12"/>A <text:s text:c="6"/>C <text:s text:c="10"/>D <text:s text:c="4"/>x <text:s text:c="8"/>y</text:p>
      <text:p text:style-name="P4">0 <text:s/>2016-01-01 <text:s/>Medium <text:s text:c="2"/>94.030323 <text:s text:c="2"/>0.0 <text:s/>0.471848</text:p>
      <text:p text:style-name="P4">1 <text:s/>2016-01-02 <text:s text:c="3"/>High <text:s/>102.517481 <text:s text:c="2"/>1.0 <text:s/>0.874050</text:p>
      <text:p text:style-name="P4">2 <text:s/>2016-01-03 <text:s text:c="3"/>High <text:s/>116.192871 <text:s text:c="2"/>2.0 <text:s/>0.099006</text:p>
      <text:p text:style-name="P4">3 <text:s/>2016-01-04 <text:s/>Medium <text:s text:c="2"/>94.247256 <text:s text:c="2"/>3.0 <text:s/>0.647455</text:p>
      <text:p text:style-name="P4">4 <text:s/>2016-01-05 <text:s text:c="4"/>Low <text:s text:c="2"/>90.844557 <text:s text:c="2"/>4.0 <text:s/>0.070964</text:p>
      <text:p text:style-name="P4">5 <text:s/>2016-01-06 <text:s text:c="3"/>High <text:s text:c="2"/>93.398963 <text:s text:c="2"/>5.0 <text:s/>0.121653</text:p>
      <text:p text:style-name="P4">6 <text:s/>2016-01-07 <text:s text:c="3"/>High <text:s text:c="2"/>94.591660 <text:s text:c="2"/>6.0 <text:s/>0.566679</text:p>
      <text:p text:style-name="P4">7 <text:s/>2016-01-08 <text:s text:c="4"/>Low <text:s text:c="2"/>97.289862 <text:s text:c="2"/>7.0 <text:s/>0.020129</text:p>
      <text:p text:style-name="P4">8 <text:s/>2016-01-09 <text:s/>Medium <text:s/>100.572819 <text:s text:c="2"/>8.0 <text:s/>0.961875</text:p>
      <text:p text:style-name="P4">9 <text:s/>2016-01-10 <text:s text:c="4"/>Low <text:s/>102.194935 <text:s text:c="2"/>9.0 <text:s/>0.901944</text:p>
      <text:p text:style-name="P4">10 2016-01-11 <text:s text:c="3"/>High <text:s text:c="2"/>90.388333 <text:s/>10.0 <text:s/>0.143654</text:p>
      <text:p text:style-name="P4">11 2016-01-12 <text:s/>Medium <text:s text:c="2"/>98.849702 <text:s/>11.0 <text:s/>0.843763</text:p>
      <text:p text:style-name="P4">12 2016-01-13 <text:s text:c="3"/>High <text:s text:c="2"/>89.480370 <text:s/>12.0 <text:s/>0.487626</text:p>
      <text:p text:style-name="P4">13 2016-01-14 <text:s text:c="4"/>Low <text:s text:c="2"/>94.007517 <text:s/>13.0 <text:s/>0.146662</text:p>
      <text:p text:style-name="P4">14 2016-01-15 <text:s text:c="4"/>Low <text:s text:c="2"/>90.074466 <text:s/>14.0 <text:s/>0.849545</text:p>
      <text:p text:style-name="P4">15 2016-01-16 <text:s text:c="3"/>High <text:s text:c="2"/>98.699511 <text:s/>15.0 <text:s/>0.104791</text:p>
      <text:p text:style-name="P4">16 2016-01-17 <text:s/>Medium <text:s/>100.556183 <text:s/>16.0 <text:s/>0.686153</text:p>
      <text:p text:style-name="P4">17 2016-01-18 <text:s text:c="4"/>Low <text:s/>101.452137 <text:s/>17.0 <text:s/>0.508129</text:p>
      <text:p text:style-name="P4">18 2016-01-19 <text:s text:c="4"/>Low <text:s text:c="2"/>91.492568 <text:s/>18.0 <text:s/>0.462843</text:p>
      <text:p text:style-name="P4">19 2016-01-20 <text:s/>Medium <text:s/>120.896854 <text:s/>19.0 <text:s/>0.993937</text:p>
      <text:p text:style-name="P4">&gt;&gt;&gt; </text:p>
      <text:p text:style-name="P4">&gt;&gt;&gt; print (df_reindexed)</text:p>
      <text:p text:style-name="P4"><text:s text:c="11"/>A <text:s text:c="6"/>C <text:s text:c="2"/>B</text:p>
      <text:p text:style-name="P4">0 2016-01-01 <text:s/>Medium NaN</text:p>
      <text:p text:style-name="P4">2 2016-01-03 <text:s text:c="3"/>High NaN</text:p>
      <text:p text:style-name="P4">5 2016-01-06 <text:s text:c="3"/>High NaN</text:p>
      <text:p text:style-name="P4">&gt;&gt;&gt; <text:s/></text:p>
      <text:p text:style-name="P4"/>
      <text:p text:style-name="P4"/>
      <text:p text:style-name="P4"/>
      <text:p text:style-name="P4"/>
      <text:p text:style-name="P4"><text:soft-page-break/></text:p>
      <text:p text:style-name="P63">#Reindex to Align with Other Objects</text:p>
      <text:p text:style-name="P19"><text:span text:style-name="T42">&gt;&gt;&gt; df1 = pd.DataFrame(np.random.randn(10,3),columns=['col1','col2','col3'])</text:span></text:p>
      <text:p text:style-name="P19"><text:span text:style-name="T42">&gt;&gt;&gt; df2 = pd.DataFrame(np.random.randn(7,3),columns=['col1','col2','col3'])</text:span></text:p>
      <text:p text:style-name="P19"><text:span text:style-name="T42">&gt;&gt;&gt; print(df1)</text:span></text:p>
      <text:p text:style-name="P19"><text:span text:style-name="T42"><text:s text:c="7"/>col1 <text:s text:c="5"/>col2 <text:s text:c="5"/>col3</text:span></text:p>
      <text:p text:style-name="P19"><text:span text:style-name="T42">0 <text:s/>1.580803 -0.244719 -0.398306</text:span></text:p>
      <text:p text:style-name="P19"><text:span text:style-name="T42">1 <text:s/>2.372936 <text:s/>0.097412 <text:s/>0.997251</text:span></text:p>
      <text:p text:style-name="P19"><text:span text:style-name="T42">2 -1.736363 -1.706920 -0.887452</text:span></text:p>
      <text:p text:style-name="P19"><text:span text:style-name="T42">3 <text:s/>0.736361 <text:s/>0.684898 <text:s/>0.761100</text:span></text:p>
      <text:p text:style-name="P19"><text:span text:style-name="T42">4 <text:s/>0.594462 <text:s/>0.222207 -0.704200</text:span></text:p>
      <text:p text:style-name="P19"><text:span text:style-name="T42">5 <text:s/>0.490813 -1.716310 -0.184978</text:span></text:p>
      <text:p text:style-name="P19"><text:span text:style-name="T42">6 -2.497088 <text:s/>0.277457 -0.887826</text:span></text:p>
      <text:p text:style-name="P19"><text:span text:style-name="T42">7 <text:s/>0.502883 <text:s/>0.147707 <text:s/>0.466413</text:span></text:p>
      <text:p text:style-name="P19"><text:span text:style-name="T42">8 -1.316708 -1.475149 -0.557063</text:span></text:p>
      <text:p text:style-name="P19"><text:span text:style-name="T42">9 -1.385671 -1.088809 -1.181729</text:span></text:p>
      <text:p text:style-name="P19"><text:span text:style-name="T42">&gt;&gt;&gt; df1 = df1.reindex_like(df2)</text:span></text:p>
      <text:p text:style-name="P19"><text:span text:style-name="T42">&gt;&gt;&gt; print (df1)</text:span></text:p>
      <text:p text:style-name="P19"><text:span text:style-name="T42"><text:s text:c="7"/>col1 <text:s text:c="5"/>col2 <text:s text:c="5"/>col3</text:span></text:p>
      <text:p text:style-name="P19"><text:span text:style-name="T42">0 <text:s/>1.580803 -0.244719 -0.398306</text:span></text:p>
      <text:p text:style-name="P19"><text:span text:style-name="T42">1 <text:s/>2.372936 <text:s/>0.097412 <text:s/>0.997251</text:span></text:p>
      <text:p text:style-name="P19"><text:span text:style-name="T42">2 -1.736363 -1.706920 -0.887452</text:span></text:p>
      <text:p text:style-name="P19"><text:span text:style-name="T42">3 <text:s/>0.736361 <text:s/>0.684898 <text:s/>0.761100</text:span></text:p>
      <text:p text:style-name="P19"><text:span text:style-name="T42">4 <text:s/>0.594462 <text:s/>0.222207 -0.704200</text:span></text:p>
      <text:p text:style-name="P19"><text:span text:style-name="T42">5 <text:s/>0.490813 -1.716310 -0.184978</text:span></text:p>
      <text:p text:style-name="P19"><text:span text:style-name="T42">6 -2.497088 <text:s/>0.277457 -0.887826</text:span></text:p>
      <text:p text:style-name="P19"><text:span text:style-name="T42">&gt;&gt;&gt; </text:span></text:p>
      <text:p text:style-name="P19"/>
      <text:p text:style-name="P19"/>
      <text:p text:style-name="P19"/>
      <text:p text:style-name="P19"/>
      <text:p text:style-name="P54"><text:soft-page-break/>#rename indices and coloumns</text:p>
      <text:p text:style-name="P19"><text:span text:style-name="T42">&gt;&gt;&gt; df1 = pd.DataFrame(np.random.randn(6,3),columns=['col1','col2','col3'])</text:span></text:p>
      <text:p text:style-name="P19"><text:span text:style-name="T42">&gt;&gt;&gt; print (df1)</text:span></text:p>
      <text:p text:style-name="P19"><text:span text:style-name="T42"><text:s text:c="7"/>col1 <text:s text:c="5"/>col2 <text:s text:c="5"/>col3</text:span></text:p>
      <text:p text:style-name="P19"><text:span text:style-name="T42">0 <text:s/>0.618043 -0.582609 -0.656651</text:span></text:p>
      <text:p text:style-name="P19"><text:span text:style-name="T42">1 -0.885360 -1.428490 <text:s/>0.920777</text:span></text:p>
      <text:p text:style-name="P19"><text:span text:style-name="T42">2 -1.250502 <text:s/>0.336639 <text:s/>0.948924</text:span></text:p>
      <text:p text:style-name="P19"><text:span text:style-name="T42">3 -0.621370 -0.511142 <text:s/>0.700954</text:span></text:p>
      <text:p text:style-name="P19"><text:span text:style-name="T42">4 -0.529577 -0.480902 <text:s/>0.050780</text:span></text:p>
      <text:p text:style-name="P19"><text:span text:style-name="T42">5 <text:s/>0.361614 <text:s/>0.777811 -0.533389</text:span></text:p>
      <text:p text:style-name="P19"><text:span text:style-name="T42">&gt;&gt;&gt; </text:span></text:p>
      <text:p text:style-name="P19"><text:span text:style-name="T42">&gt;&gt;&gt; print ("After renaming the rows and columns:")</text:span></text:p>
      <text:p text:style-name="P19"><text:span text:style-name="T42">After renaming the rows and columns:</text:span></text:p>
      <text:p text:style-name="P19"><text:span text:style-name="T42">&gt;&gt;&gt; print (df1.rename(columns={'col1' : 'c1', 'col2' : 'c2'},index = {0 : 'apple', 1 : 'linux', 2 : 'windows'}))</text:span></text:p>
      <text:p text:style-name="P19"><text:span text:style-name="T42"><text:s text:c="15"/>c1 <text:s text:c="7"/>c2 <text:s text:c="5"/>col3</text:span></text:p>
      <text:p text:style-name="P19"><text:span text:style-name="T42">apple <text:s text:c="3"/>0.618043 -0.582609 -0.656651</text:span></text:p>
      <text:p text:style-name="P19"><text:span text:style-name="T42">linux <text:s text:c="2"/>-0.885360 -1.428490 <text:s/>0.920777</text:span></text:p>
      <text:p text:style-name="P19"><text:span text:style-name="T42">windows -1.250502 <text:s/>0.336639 <text:s/>0.948924</text:span></text:p>
      <text:p text:style-name="P19"><text:span text:style-name="T42">3 <text:s text:c="6"/>-0.621370 -0.511142 <text:s/>0.700954</text:span></text:p>
      <text:p text:style-name="P19"><text:span text:style-name="T42">4 <text:s text:c="6"/>-0.529577 -0.480902 <text:s/>0.050780</text:span></text:p>
      <text:p text:style-name="P19"><text:span text:style-name="T42">5 <text:s text:c="7"/>0.361614 <text:s/>0.777811 -0.533389</text:span></text:p>
      <text:p text:style-name="P19"><text:span text:style-name="T42">&gt;&gt;&gt; </text:span><text:line-break/></text:p>
      <text:h text:style-name="P84" text:outline-level="4">Iteration------</text:h>
      <text:h text:style-name="P89" text:outline-level="5"><text:span text:style-name="T25">Iterating a Data Frame gives column names.</text:span></text:h>
      <text:p text:style-name="P6"><text:span text:style-name="Strong_20_Emphasis"><text:span text:style-name="T27"/></text:span></text:p>
      <text:p text:style-name="P6"><text:span text:style-name="Strong_20_Emphasis"><text:span text:style-name="T24">iteritems()</text:span></text:span><text:span text:style-name="T25"> − to iterate over the (key,value) pairs</text:span></text:p>
      <text:p text:style-name="P34"><text:span text:style-name="Strong_20_Emphasis"><text:span text:style-name="T4">iterrows()</text:span></text:span><text:span text:style-name="T7"> − iterate over the rows as (index,series) pairs</text:span></text:p>
      <text:p text:style-name="P34"><text:span text:style-name="Strong_20_Emphasis"><text:span text:style-name="T4">itertuples()</text:span></text:span><text:span text:style-name="T7"> − iterate over the rows as namedtuples</text:span></text:p>
      <text:p text:style-name="P6"><text:span text:style-name="T26"/></text:p>
      <text:p text:style-name="P6"><text:span text:style-name="T26"/></text:p>
      <text:p text:style-name="P6"><text:span text:style-name="T26"/></text:p>
      <text:p text:style-name="P6"><text:soft-page-break/><text:span text:style-name="T26"/></text:p>
      <text:p text:style-name="P63">#iteritems()</text:p>
      <text:p text:style-name="P19"><text:line-break/><text:span text:style-name="T10">&gt;&gt;&gt; df = pd.DataFrame(np.random.randn(4,3),columns=['col1','col2','col3'])</text:span></text:p>
      <text:p text:style-name="P18"><text:span text:style-name="T8">&gt;&gt;&gt; print(df)</text:span></text:p>
      <text:p text:style-name="P18"><text:span text:style-name="T8"><text:s text:c="7"/>col1 <text:s text:c="5"/>col2 <text:s text:c="5"/>col3</text:span></text:p>
      <text:p text:style-name="P18"><text:span text:style-name="T8">0 <text:s/>1.656948 <text:s/>0.882818 <text:s/>0.079180</text:span></text:p>
      <text:p text:style-name="P18"><text:span text:style-name="T8">1 <text:s/>1.678884 <text:s/>1.612179 <text:s/>0.845860</text:span></text:p>
      <text:p text:style-name="P18"><text:span text:style-name="T8">2 -0.678161 -1.492873 <text:s/>1.466830</text:span></text:p>
      <text:p text:style-name="P18"><text:span text:style-name="T8">3 -0.300349 <text:s/>0.426170 <text:s/>0.752378</text:span></text:p>
      <text:p text:style-name="P18"><text:span text:style-name="T8">&gt;&gt;&gt; </text:span></text:p>
      <text:p text:style-name="P65"><text:span text:style-name="T17">#Normal Iter gives us col names </text:span></text:p>
      <text:p text:style-name="Text_20_body"><text:line-break/><text:span text:style-name="T10">... for val in df:</text:span></text:p>
      <text:p text:style-name="P18"><text:span text:style-name="T8">... <text:s text:c="4"/>print (val)</text:span></text:p>
      <text:p text:style-name="P18"><text:span text:style-name="T8">... </text:span></text:p>
      <text:p text:style-name="P18"><text:span text:style-name="T8">col1</text:span></text:p>
      <text:p text:style-name="P18"><text:span text:style-name="T8">col2</text:span></text:p>
      <text:p text:style-name="P18"><text:span text:style-name="T8">col3</text:span></text:p>
      <text:p text:style-name="P18"><text:span text:style-name="T8"/></text:p>
      <text:p text:style-name="P63">#iteritems</text:p>
      <text:p text:style-name="P19"><text:span text:style-name="T42">&gt;&gt;&gt; for key,value in df.iteritems():</text:span></text:p>
      <text:p text:style-name="P19"><text:span text:style-name="T42">... <text:s text:c="3"/>print (key,value)</text:span></text:p>
      <text:p text:style-name="P19"><text:span text:style-name="T42">... </text:span></text:p>
      <text:p text:style-name="P19"><text:span text:style-name="T42">('col1', 0 <text:s text:c="3"/>1.656948</text:span></text:p>
      <text:p text:style-name="P19"><text:span text:style-name="T42">1 <text:s text:c="3"/>1.678884</text:span></text:p>
      <text:p text:style-name="P19"><text:span text:style-name="T42">2 <text:s text:c="2"/>-0.678161</text:span></text:p>
      <text:p text:style-name="P19"><text:span text:style-name="T42">3 <text:s text:c="2"/>-0.300349</text:span></text:p>
      <text:p text:style-name="P19"><text:span text:style-name="T42">Name: col1, dtype: float64)</text:span></text:p>
      <text:p text:style-name="P19"><text:span text:style-name="T42">('col2', 0 <text:s text:c="3"/>0.882818</text:span></text:p>
      <text:p text:style-name="P19"><text:span text:style-name="T42">1 <text:s text:c="3"/>1.612179</text:span></text:p>
      <text:p text:style-name="P19"><text:span text:style-name="T42">2 <text:s text:c="2"/>-1.492873</text:span></text:p>
      <text:p text:style-name="P19"><text:span text:style-name="T42">3 <text:s text:c="3"/>0.426170</text:span></text:p>
      <text:p text:style-name="P19"><text:span text:style-name="T42">Name: col2, dtype: float64)</text:span></text:p>
      <text:p text:style-name="P19"><text:soft-page-break/><text:span text:style-name="T42">('col3', 0 <text:s text:c="3"/>0.079180</text:span></text:p>
      <text:p text:style-name="P19"><text:span text:style-name="T42">1 <text:s text:c="3"/>0.845860</text:span></text:p>
      <text:p text:style-name="P19"><text:span text:style-name="T42">2 <text:s text:c="3"/>1.466830</text:span></text:p>
      <text:p text:style-name="P19"><text:span text:style-name="T42">3 <text:s text:c="3"/>0.752378</text:span></text:p>
      <text:p text:style-name="P19"><text:span text:style-name="T42">Name: col3, dtype: float64)</text:span></text:p>
      <text:p text:style-name="P19"><text:span text:style-name="T42">&gt;&gt;&gt; </text:span></text:p>
      <text:p text:style-name="P19"/>
      <text:p text:style-name="P54">#itrrows</text:p>
      <text:p text:style-name="P20"><text:line-break/><text:span text:style-name="T43">&gt;&gt;&gt; for row_index,row in df.iterrows():</text:span></text:p>
      <text:p text:style-name="P20"><text:span text:style-name="T43">... <text:s text:c="3"/>print (row_index,row)</text:span></text:p>
      <text:p text:style-name="P20"><text:span text:style-name="T43">... </text:span></text:p>
      <text:p text:style-name="P20"><text:span text:style-name="T43">(0, col1 <text:s text:c="3"/>1.656948</text:span></text:p>
      <text:p text:style-name="P20"><text:span text:style-name="T43">col2 <text:s text:c="3"/>0.882818</text:span></text:p>
      <text:p text:style-name="P20"><text:span text:style-name="T43">col3 <text:s text:c="3"/>0.079180</text:span></text:p>
      <text:p text:style-name="P20"><text:span text:style-name="T43">Name: 0, dtype: float64)</text:span></text:p>
      <text:p text:style-name="P20"><text:span text:style-name="T43">(1, col1 <text:s text:c="3"/>1.678884</text:span></text:p>
      <text:p text:style-name="P20"><text:span text:style-name="T43">col2 <text:s text:c="3"/>1.612179</text:span></text:p>
      <text:p text:style-name="P20"><text:span text:style-name="T43">col3 <text:s text:c="3"/>0.845860</text:span></text:p>
      <text:p text:style-name="P20"><text:span text:style-name="T43">Name: 1, dtype: float64)</text:span></text:p>
      <text:p text:style-name="P20"><text:span text:style-name="T43">(2, col1 <text:s text:c="2"/>-0.678161</text:span></text:p>
      <text:p text:style-name="P20"><text:span text:style-name="T43">col2 <text:s text:c="2"/>-1.492873</text:span></text:p>
      <text:p text:style-name="P20"><text:span text:style-name="T43">col3 <text:s text:c="3"/>1.466830</text:span></text:p>
      <text:p text:style-name="P20"><text:span text:style-name="T43">Name: 2, dtype: float64)</text:span></text:p>
      <text:p text:style-name="P20"><text:span text:style-name="T43">(3, col1 <text:s text:c="2"/>-0.300349</text:span></text:p>
      <text:p text:style-name="P20"><text:span text:style-name="T43">col2 <text:s text:c="3"/>0.426170</text:span></text:p>
      <text:p text:style-name="P20"><text:span text:style-name="T43">col3 <text:s text:c="3"/>0.752378</text:span></text:p>
      <text:p text:style-name="P20"><text:span text:style-name="T43">Name: 3, dtype: float64)</text:span></text:p>
      <text:p text:style-name="P20"><text:span text:style-name="T43">&gt;&gt;&gt;</text:span></text:p>
      <text:p text:style-name="P20"/>
      <text:p text:style-name="P20"/>
      <text:p text:style-name="P20"/>
      <text:p text:style-name="P20"><text:soft-page-break/></text:p>
      <text:p text:style-name="P55">#itrtuples</text:p>
      <text:p text:style-name="P20"><text:line-break/><text:span text:style-name="T43">&gt;&gt;&gt; for row in df.itertuples():</text:span></text:p>
      <text:p text:style-name="P20"><text:span text:style-name="T43">... <text:s text:c="4"/>print (row)</text:span></text:p>
      <text:p text:style-name="P20"><text:span text:style-name="T43">... </text:span></text:p>
      <text:p text:style-name="P20"><text:span text:style-name="T43">Pandas(Index=0, col1=1.6569478592594236, col2=0.8828175928073934, col3=0.07918000950641829)</text:span></text:p>
      <text:p text:style-name="P20"><text:span text:style-name="T43">Pandas(Index=1, col1=1.6788838420821723, col2=1.612179076035236, col3=0.845859956166014)</text:span></text:p>
      <text:p text:style-name="P20"><text:span text:style-name="T43">Pandas(Index=2, col1=-0.678161459525637, col2=-1.4928732898011872, col3=1.4668296981097275)</text:span></text:p>
      <text:p text:style-name="P20"><text:span text:style-name="T43">Pandas(Index=3, col1=-0.30034932897339195, col2=0.4261698192689928, col3=0.7523783825390842)</text:span></text:p>
      <text:p text:style-name="P20"><text:span text:style-name="T43">&gt;&gt;&gt;</text:span></text:p>
      <text:p text:style-name="P20"/>
      <text:p text:style-name="P20"/>
      <text:h text:style-name="P80" text:outline-level="3">Sorting</text:h>
      <text:p text:style-name="P5">There are two kinds of sorting available in Pandas. They are −</text:p>
      <text:list xml:id="list5517898329223912161" text:style-name="L5">
        <text:list-item>
          <text:p text:style-name="P38">By label</text:p>
        </text:list-item>
        <text:list-item>
          <text:p text:style-name="P38">By Actual Value</text:p>
        </text:list-item>
      </text:list>
      <text:p text:style-name="P20"/>
      <text:p text:style-name="P55">#sorting df.sort_index</text:p>
      <text:p text:style-name="P21"><text:line-break/><text:span text:style-name="T44">&gt;&gt;&gt; unsorted_df = pd.DataFrame(np.random.randn(10,2),index=[1,4,6,2,3,5,9,8,0,7],columns = ['col2','col1'])</text:span></text:p>
      <text:p text:style-name="P21"><text:span text:style-name="T44">&gt;&gt;&gt; </text:span></text:p>
      <text:p text:style-name="P21"><text:span text:style-name="T44">&gt;&gt;&gt; print(unsorted_df)</text:span></text:p>
      <text:p text:style-name="P21"><text:span text:style-name="T44"><text:s text:c="7"/>col2 <text:s text:c="5"/>col1</text:span></text:p>
      <text:p text:style-name="P21"><text:span text:style-name="T44">1 -0.338601 -0.304701</text:span></text:p>
      <text:p text:style-name="P21"><text:span text:style-name="T44">4 -0.406064 -0.015013</text:span></text:p>
      <text:p text:style-name="P21"><text:span text:style-name="T44">6 -0.226074 <text:s/>1.990992</text:span></text:p>
      <text:p text:style-name="P21"><text:span text:style-name="T44">2 <text:s/>0.976010 -0.289764</text:span></text:p>
      <text:p text:style-name="P21"><text:span text:style-name="T44">3 -1.034243 <text:s/>0.235081</text:span></text:p>
      <text:p text:style-name="P21"><text:soft-page-break/><text:span text:style-name="T44">5 -0.216953 -0.692756</text:span></text:p>
      <text:p text:style-name="P21"><text:span text:style-name="T44">9 <text:s/>1.089172 <text:s/>2.193907</text:span></text:p>
      <text:p text:style-name="P21"><text:span text:style-name="T44">8 <text:s/>1.611672 <text:s/>1.267950</text:span></text:p>
      <text:p text:style-name="P21"><text:span text:style-name="T44">0 <text:s/>2.517134 <text:s/>1.496780</text:span></text:p>
      <text:p text:style-name="P21"><text:span text:style-name="T44">7 -0.047526 <text:s/>0.736761</text:span></text:p>
      <text:p text:style-name="P21"><text:span text:style-name="T44">&gt;&gt;&gt; </text:span></text:p>
      <text:p text:style-name="P21"><text:span text:style-name="T44">&gt;&gt;&gt; sorted_df = unsorted_df.sort_index(ascending=False)</text:span></text:p>
      <text:p text:style-name="P21"><text:span text:style-name="T44">&gt;&gt;&gt; print (sorted_df)</text:span></text:p>
      <text:p text:style-name="P21"><text:span text:style-name="T44"><text:s text:c="7"/>col2 <text:s text:c="5"/>col1</text:span></text:p>
      <text:p text:style-name="P21"><text:span text:style-name="T44">9 <text:s/>1.089172 <text:s/>2.193907</text:span></text:p>
      <text:p text:style-name="P21"><text:span text:style-name="T44">8 <text:s/>1.611672 <text:s/>1.267950</text:span></text:p>
      <text:p text:style-name="P21"><text:span text:style-name="T44">7 -0.047526 <text:s/>0.736761</text:span></text:p>
      <text:p text:style-name="P21"><text:span text:style-name="T44">6 -0.226074 <text:s/>1.990992</text:span></text:p>
      <text:p text:style-name="P21"><text:span text:style-name="T44">5 -0.216953 -0.692756</text:span></text:p>
      <text:p text:style-name="P21"><text:span text:style-name="T44">4 -0.406064 -0.015013</text:span></text:p>
      <text:p text:style-name="P21"><text:span text:style-name="T44">3 -1.034243 <text:s/>0.235081</text:span></text:p>
      <text:p text:style-name="P21"><text:span text:style-name="T44">2 <text:s/>0.976010 -0.289764</text:span></text:p>
      <text:p text:style-name="P21"><text:span text:style-name="T44">1 -0.338601 -0.304701</text:span></text:p>
      <text:p text:style-name="P21"><text:span text:style-name="T44">0 <text:s/>2.517134 <text:s/>1.496780</text:span></text:p>
      <text:p text:style-name="P21"><text:span text:style-name="T44">&gt;&gt;&gt; </text:span></text:p>
      <text:p text:style-name="P21"/>
      <text:p text:style-name="P56">#sort by valuse</text:p>
      <text:p text:style-name="P21"><text:line-break/><text:span text:style-name="T44">&gt;&gt;&gt; unsorted_df = pd.DataFrame({'col1':[2,1,1,1],'col2':[1,3,2,4]})</text:span></text:p>
      <text:p text:style-name="P21"><text:span text:style-name="T44">&gt;&gt;&gt; </text:span></text:p>
      <text:p text:style-name="P21"><text:span text:style-name="T44">&gt;&gt;&gt; print(unsorted_df)</text:span></text:p>
      <text:p text:style-name="P21"><text:span text:style-name="T44"><text:s text:c="3"/>col1 <text:s/>col2</text:span></text:p>
      <text:p text:style-name="P21"><text:span text:style-name="T44">0 <text:s text:c="4"/>2 <text:s text:c="4"/>1</text:span></text:p>
      <text:p text:style-name="P21"><text:span text:style-name="T44">1 <text:s text:c="4"/>1 <text:s text:c="4"/>3</text:span></text:p>
      <text:p text:style-name="P21"><text:span text:style-name="T44">2 <text:s text:c="4"/>1 <text:s text:c="4"/>2</text:span></text:p>
      <text:p text:style-name="P21"><text:span text:style-name="T44">3 <text:s text:c="4"/>1 <text:s text:c="4"/>4</text:span></text:p>
      <text:p text:style-name="P21"/>
      <text:p text:style-name="P21"><text:soft-page-break/><text:span text:style-name="T44">&gt;&gt;&gt; sorted_df = unsorted_df.sort_values(by=['col1','col2'])</text:span></text:p>
      <text:p text:style-name="P21"><text:span text:style-name="T44">&gt;&gt;&gt; </text:span></text:p>
      <text:p text:style-name="P21"><text:span text:style-name="T44">&gt;&gt;&gt; print (sorted_df)</text:span></text:p>
      <text:p text:style-name="P21"><text:span text:style-name="T44"><text:s text:c="3"/>col1 <text:s/>col2</text:span></text:p>
      <text:p text:style-name="P21"><text:span text:style-name="T44">2 <text:s text:c="4"/>1 <text:s text:c="4"/>2</text:span></text:p>
      <text:p text:style-name="P21"><text:span text:style-name="T44">1 <text:s text:c="4"/>1 <text:s text:c="4"/>3</text:span></text:p>
      <text:p text:style-name="P21"><text:span text:style-name="T44">3 <text:s text:c="4"/>1 <text:s text:c="4"/>4</text:span></text:p>
      <text:p text:style-name="P21"><text:span text:style-name="T44">0 <text:s text:c="4"/>2 <text:s text:c="4"/>1</text:span></text:p>
      <text:p text:style-name="P21"><text:span text:style-name="T44">&gt;&gt;&gt; </text:span></text:p>
      <text:p text:style-name="P21"/>
      <text:h text:style-name="P90" text:outline-level="5"><text:span text:style-name="T14">Text data-------</text:span></text:h>
      <text:p text:style-name="P21"><text:span text:style-name="Strong_20_Emphasis"><text:span text:style-name="T15">lower(),split(),replace(),upper(),len()</text:span></text:span></text:p>
      <text:p text:style-name="P41">&gt;&gt;&gt; s = pd.Series(['abc','pqr','sai','mani@12','123456'])</text:p>
      <text:p text:style-name="P41">&gt;&gt;&gt; s</text:p>
      <text:p text:style-name="P41">0 <text:s text:c="7"/>abc</text:p>
      <text:p text:style-name="P41">1 <text:s text:c="7"/>pqr</text:p>
      <text:p text:style-name="P41">2 <text:s text:c="7"/>sai</text:p>
      <text:p text:style-name="P41">3 <text:s text:c="3"/>mani@12</text:p>
      <text:p text:style-name="P41">4 <text:s text:c="4"/>123456</text:p>
      <text:p text:style-name="P41">dtype: object</text:p>
      <text:p text:style-name="P41">&gt;&gt;&gt; </text:p>
      <text:p text:style-name="P41"/>
      <text:p text:style-name="P41">&gt;&gt;&gt; s = pd.Series(['abc','pqr','sai','mani@12','123456',np.nan])</text:p>
      <text:p text:style-name="P41">&gt;&gt;&gt; s</text:p>
      <text:p text:style-name="P41">0 <text:s text:c="7"/>abc</text:p>
      <text:p text:style-name="P41">1 <text:s text:c="7"/>pqr</text:p>
      <text:p text:style-name="P41">2 <text:s text:c="7"/>sai</text:p>
      <text:p text:style-name="P41">3 <text:s text:c="3"/>mani@12</text:p>
      <text:p text:style-name="P41">4 <text:s text:c="4"/>123456</text:p>
      <text:p text:style-name="P41">5 <text:s text:c="7"/>NaN</text:p>
      <text:p text:style-name="P41">dtype: object</text:p>
      <text:p text:style-name="P41">&gt;&gt;&gt;</text:p>
      <text:p text:style-name="P41"/>
      <text:p text:style-name="P41"/>
      <text:p text:style-name="P41"/>
      <text:p text:style-name="P41"/>
      <text:p text:style-name="P41"/>
      <text:p text:style-name="P41"/>
      <text:p text:style-name="P41"/>
      <text:p text:style-name="P41"><text:soft-page-break/></text:p>
      <text:p text:style-name="P73">#text methods </text:p>
      <text:p text:style-name="P22"><text:span text:style-name="T45">&gt;&gt;&gt; print(s.str.lower())</text:span></text:p>
      <text:p text:style-name="P22"><text:span text:style-name="T45">0 <text:s text:c="7"/>abc</text:span></text:p>
      <text:p text:style-name="P22"><text:span text:style-name="T45">1 <text:s text:c="7"/>pqr</text:span></text:p>
      <text:p text:style-name="P22"><text:span text:style-name="T45">2 <text:s text:c="7"/>sai</text:span></text:p>
      <text:p text:style-name="P22"><text:span text:style-name="T45">3 <text:s text:c="3"/>mani@12</text:span></text:p>
      <text:p text:style-name="P22"><text:span text:style-name="T45">4 <text:s text:c="4"/>123456</text:span></text:p>
      <text:p text:style-name="P22"><text:span text:style-name="T45">5 <text:s text:c="7"/>NaN</text:span></text:p>
      <text:p text:style-name="P22"><text:span text:style-name="T45">dtype: object</text:span></text:p>
      <text:p text:style-name="P22"><text:span text:style-name="T45">&gt;&gt;&gt; </text:span></text:p>
      <text:p text:style-name="P22"><text:span text:style-name="T45">&gt;&gt;&gt; print(s.str.upper())</text:span></text:p>
      <text:p text:style-name="P22"><text:span text:style-name="T45">0 <text:s text:c="7"/>ABC</text:span></text:p>
      <text:p text:style-name="P22"><text:span text:style-name="T45">1 <text:s text:c="7"/>PQR</text:span></text:p>
      <text:p text:style-name="P22"><text:span text:style-name="T45">2 <text:s text:c="7"/>SAI</text:span></text:p>
      <text:p text:style-name="P22"><text:span text:style-name="T45">3 <text:s text:c="3"/>MANI@12</text:span></text:p>
      <text:p text:style-name="P22"><text:span text:style-name="T45">4 <text:s text:c="4"/>123456</text:span></text:p>
      <text:p text:style-name="P22"><text:span text:style-name="T45">5 <text:s text:c="7"/>NaN</text:span></text:p>
      <text:p text:style-name="P22"><text:span text:style-name="T45">dtype: object</text:span></text:p>
      <text:p text:style-name="P22"><text:span text:style-name="T45">&gt;&gt;&gt; </text:span></text:p>
      <text:p text:style-name="P22"><text:span text:style-name="T45">&gt;&gt;&gt; print(s.str.len())</text:span></text:p>
      <text:p text:style-name="P22"><text:span text:style-name="T45">0 <text:s text:c="3"/>3.0</text:span></text:p>
      <text:p text:style-name="P22"><text:span text:style-name="T45">1 <text:s text:c="3"/>3.0</text:span></text:p>
      <text:p text:style-name="P22"><text:span text:style-name="T45">2 <text:s text:c="3"/>3.0</text:span></text:p>
      <text:p text:style-name="P22"><text:span text:style-name="T45">3 <text:s text:c="3"/>7.0</text:span></text:p>
      <text:p text:style-name="P22"><text:span text:style-name="T45">4 <text:s text:c="3"/>6.0</text:span></text:p>
      <text:p text:style-name="P22"><text:span text:style-name="T45">5 <text:s text:c="3"/>NaN</text:span></text:p>
      <text:p text:style-name="P22"><text:span text:style-name="T45">dtype: float64</text:span></text:p>
      <text:p text:style-name="P22"><text:span text:style-name="T45">&gt;&gt;&gt; </text:span></text:p>
      <text:p text:style-name="P22"><text:span text:style-name="T45">&gt;&gt;&gt; print(s.str.cat(sep='_'))</text:span></text:p>
      <text:p text:style-name="P22"><text:span text:style-name="T45">abc_pqr_sai_mani@12_123456</text:span></text:p>
      <text:p text:style-name="P22"><text:span text:style-name="T45">&gt;&gt;&gt; </text:span></text:p>
      <text:p text:style-name="P22"><text:soft-page-break/><text:span text:style-name="T45">&gt;&gt;&gt; print(s.str.get_dummies())</text:span></text:p>
      <text:p text:style-name="P22"><text:span text:style-name="T45"><text:s text:c="3"/>123456 <text:s/>abc <text:s/>mani@12 <text:s/>pqr <text:s/>sai</text:span></text:p>
      <text:p text:style-name="P22"><text:span text:style-name="T45">0 <text:s text:c="6"/>0 <text:s text:c="3"/>1 <text:s text:c="7"/>0 <text:s text:c="3"/>0 <text:s text:c="3"/>0</text:span></text:p>
      <text:p text:style-name="P22"><text:span text:style-name="T45">1 <text:s text:c="6"/>0 <text:s text:c="3"/>0 <text:s text:c="7"/>0 <text:s text:c="3"/>1 <text:s text:c="3"/>0</text:span></text:p>
      <text:p text:style-name="P22"><text:span text:style-name="T45">2 <text:s text:c="6"/>0 <text:s text:c="3"/>0 <text:s text:c="7"/>0 <text:s text:c="3"/>0 <text:s text:c="3"/>1</text:span></text:p>
      <text:p text:style-name="P22"><text:span text:style-name="T45">3 <text:s text:c="6"/>0 <text:s text:c="3"/>0 <text:s text:c="7"/>1 <text:s text:c="3"/>0 <text:s text:c="3"/>0</text:span></text:p>
      <text:p text:style-name="P22"><text:span text:style-name="T45">4 <text:s text:c="6"/>1 <text:s text:c="3"/>0 <text:s text:c="7"/>0 <text:s text:c="3"/>0 <text:s text:c="3"/>0</text:span></text:p>
      <text:p text:style-name="P22"><text:span text:style-name="T45">5 <text:s text:c="6"/>0 <text:s text:c="3"/>0 <text:s text:c="7"/>0 <text:s text:c="3"/>0 <text:s text:c="3"/>0</text:span></text:p>
      <text:p text:style-name="P22"><text:span text:style-name="T45">&gt;&gt;&gt; </text:span></text:p>
      <text:p text:style-name="P22"><text:span text:style-name="T45">&gt;&gt;&gt; print(s.str.contains(' '))</text:span></text:p>
      <text:p text:style-name="P22"><text:span text:style-name="T45">0 <text:s text:c="3"/>False</text:span></text:p>
      <text:p text:style-name="P22"><text:span text:style-name="T45">1 <text:s text:c="3"/>False</text:span></text:p>
      <text:p text:style-name="P22"><text:span text:style-name="T45">2 <text:s text:c="3"/>False</text:span></text:p>
      <text:p text:style-name="P22"><text:span text:style-name="T45">3 <text:s text:c="3"/>False</text:span></text:p>
      <text:p text:style-name="P22"><text:span text:style-name="T45">4 <text:s text:c="3"/>False</text:span></text:p>
      <text:p text:style-name="P22"><text:span text:style-name="T45">5 <text:s text:c="5"/>NaN</text:span></text:p>
      <text:p text:style-name="P22"><text:span text:style-name="T45">dtype: object</text:span></text:p>
      <text:p text:style-name="P22"><text:span text:style-name="T45">&gt;&gt;&gt; </text:span></text:p>
      <text:p text:style-name="P22"><text:span text:style-name="T45">&gt;&gt;&gt; print(s.str.replace('@','$'))</text:span></text:p>
      <text:p text:style-name="P22"><text:span text:style-name="T45">0 <text:s text:c="7"/>abc</text:span></text:p>
      <text:p text:style-name="P22"><text:span text:style-name="T45">1 <text:s text:c="7"/>pqr</text:span></text:p>
      <text:p text:style-name="P22"><text:span text:style-name="T45">2 <text:s text:c="7"/>sai</text:span></text:p>
      <text:p text:style-name="P22"><text:span text:style-name="T45">3 <text:s text:c="3"/>mani$12</text:span></text:p>
      <text:p text:style-name="P22"><text:span text:style-name="T45">4 <text:s text:c="4"/>123456</text:span></text:p>
      <text:p text:style-name="P22"><text:span text:style-name="T45">5 <text:s text:c="7"/>NaN</text:span></text:p>
      <text:p text:style-name="P22"><text:span text:style-name="T45">dtype: object</text:span></text:p>
      <text:p text:style-name="P22"><text:span text:style-name="T45">&gt;&gt;&gt; </text:span></text:p>
      <text:p text:style-name="P22"><text:span text:style-name="T45">&gt;&gt;&gt; print(s.str.isnumeric())</text:span></text:p>
      <text:p text:style-name="P22"><text:span text:style-name="T45">0 <text:s text:c="3"/>False</text:span></text:p>
      <text:p text:style-name="P22"><text:span text:style-name="T45">1 <text:s text:c="3"/>False</text:span></text:p>
      <text:p text:style-name="P22"><text:span text:style-name="T45">2 <text:s text:c="3"/>False</text:span></text:p>
      <text:p text:style-name="P22"><text:soft-page-break/><text:span text:style-name="T45">3 <text:s text:c="3"/>False</text:span></text:p>
      <text:p text:style-name="P22"><text:span text:style-name="T45">4 <text:s text:c="4"/>True</text:span></text:p>
      <text:p text:style-name="P22"><text:span text:style-name="T45">5 <text:s text:c="5"/>NaN</text:span></text:p>
      <text:p text:style-name="P22"><text:span text:style-name="T45">dtype: object</text:span></text:p>
      <text:p text:style-name="P22"><text:span text:style-name="T45">&gt;&gt;&gt; </text:span></text:p>
      <text:p text:style-name="P22"/>
      <text:h text:style-name="P85" text:outline-level="4">Indexing and Selecting Data:</text:h>
      <text:p text:style-name="P57">#create data</text:p>
      <text:p text:style-name="P23"><text:line-break/><text:span text:style-name="T46">&gt;&gt;&gt; d = {'one' : pd.Series([1, 2, 3], index=['a', 'b', 'c']),</text:span></text:p>
      <text:p text:style-name="P23"><text:span text:style-name="T46">... <text:s text:c="6"/>'two' : pd.Series([1, 2, 3, 4], index=['a', 'b', 'c', 'd']),</text:span></text:p>
      <text:p text:style-name="P23"><text:span text:style-name="T46">... <text:s text:c="4"/>'three' : pd.Series([1, 2, 3, 4], index=['a', 'b', 'c', 'd'])}</text:span></text:p>
      <text:p text:style-name="P23"><text:span text:style-name="T46">&gt;&gt;&gt; </text:span></text:p>
      <text:p text:style-name="P23"><text:span text:style-name="T46">&gt;&gt;&gt; df = pd.DataFrame(d)</text:span></text:p>
      <text:p text:style-name="P23"><text:span text:style-name="T46">&gt;&gt;&gt; df</text:span></text:p>
      <text:p text:style-name="P23"><text:span text:style-name="T46"><text:s text:c="3"/>one <text:s/>three <text:s/>two</text:span></text:p>
      <text:p text:style-name="P23"><text:span text:style-name="T46">a <text:s/>1.0 <text:s text:c="5"/>1 <text:s text:c="3"/>1</text:span></text:p>
      <text:p text:style-name="P23"><text:span text:style-name="T46">b <text:s/>2.0 <text:s text:c="5"/>2 <text:s text:c="3"/>2</text:span></text:p>
      <text:p text:style-name="P23"><text:span text:style-name="T46">c <text:s/>3.0 <text:s text:c="5"/>3 <text:s text:c="3"/>3</text:span></text:p>
      <text:p text:style-name="P23"><text:span text:style-name="T46">d <text:s/>NaN <text:s text:c="5"/>4 <text:s text:c="3"/>4</text:span></text:p>
      <text:p text:style-name="P23"><text:span text:style-name="T46">&gt;&gt;&gt; </text:span><text:line-break/></text:p>
      <text:p text:style-name="P58">#Section of paticular col's</text:p>
      <text:p text:style-name="P24"><text:line-break/><text:span text:style-name="T47">&gt;&gt;&gt; y=df['one']</text:span></text:p>
      <text:p text:style-name="P25">&gt;&gt;&gt; type(y)</text:p>
      <text:p text:style-name="P25">&lt;class 'pandas.core.series.Series'&gt;</text:p>
      <text:p text:style-name="P25">&gt;&gt;&gt; </text:p>
      <text:p text:style-name="P25">&gt;&gt;&gt; y=df['two']</text:p>
      <text:p text:style-name="P25">&gt;&gt;&gt; type(y)</text:p>
      <text:p text:style-name="P25">&lt;class 'pandas.core.series.Series'&gt;</text:p>
      <text:p text:style-name="P25"/>
      <text:p text:style-name="P25"/>
      <text:p text:style-name="P25"><text:soft-page-break/></text:p>
      <text:p text:style-name="P66">#mutliple col's selection</text:p>
      <text:p text:style-name="P24"><text:line-break/><text:span text:style-name="T47">&gt;&gt;&gt; xx=df[['three','two']]</text:span></text:p>
      <text:p text:style-name="P25">&gt;&gt;&gt; type(xx)</text:p>
      <text:p text:style-name="P25">&lt;class 'pandas.core.frame.DataFrame'&gt;</text:p>
      <text:p text:style-name="P25">&gt;&gt;&gt; </text:p>
      <text:h text:style-name="P94" text:outline-level="5"><text:line-break/><text:span text:style-name="T47">&gt;&gt;&gt; df.three</text:span></text:h>
      <text:p text:style-name="P25">a <text:s text:c="3"/>1</text:p>
      <text:p text:style-name="P25">b <text:s text:c="3"/>2</text:p>
      <text:p text:style-name="P25">c <text:s text:c="3"/>3</text:p>
      <text:p text:style-name="P25">d <text:s text:c="3"/>4</text:p>
      <text:p text:style-name="P25">Name: three, dtype: int64</text:p>
      <text:p text:style-name="P25">&gt;&gt;&gt; </text:p>
      <text:p text:style-name="P25"/>
      <text:p text:style-name="P66">#Adding col</text:p>
      <text:p text:style-name="P24"><text:line-break/><text:span text:style-name="T47">&gt;&gt;&gt; df['four']=pd.Series([10,20,30],index=['a','b','c'])</text:span></text:p>
      <text:p text:style-name="P25">&gt;&gt;&gt; df</text:p>
      <text:p text:style-name="P25"><text:s text:c="3"/>one <text:s/>three <text:s/>two <text:s/>four</text:p>
      <text:p text:style-name="P25">a <text:s/>1.0 <text:s text:c="5"/>1 <text:s text:c="3"/>1 <text:s/>10.0</text:p>
      <text:p text:style-name="P25">b <text:s/>2.0 <text:s text:c="5"/>2 <text:s text:c="3"/>2 <text:s/>20.0</text:p>
      <text:p text:style-name="P25">c <text:s/>3.0 <text:s text:c="5"/>3 <text:s text:c="3"/>3 <text:s/>30.0</text:p>
      <text:p text:style-name="P25">d <text:s/>NaN <text:s text:c="5"/>4 <text:s text:c="3"/>4 <text:s text:c="2"/>NaN</text:p>
      <text:p text:style-name="P25">&gt;&gt;&gt; </text:p>
      <text:p text:style-name="P25">&gt;&gt;&gt; df['four']=pd.Series([20,60,70],index=['x','y','z'])</text:p>
      <text:p text:style-name="P25">&gt;&gt;&gt; df</text:p>
      <text:p text:style-name="P25"><text:s text:c="3"/>one <text:s/>three <text:s/>two <text:s/>four</text:p>
      <text:p text:style-name="P25">a <text:s/>1.0 <text:s text:c="5"/>1 <text:s text:c="3"/>1 <text:s text:c="2"/>NaN</text:p>
      <text:p text:style-name="P25">b <text:s/>2.0 <text:s text:c="5"/>2 <text:s text:c="3"/>2 <text:s text:c="2"/>NaN</text:p>
      <text:p text:style-name="P25">c <text:s/>3.0 <text:s text:c="5"/>3 <text:s text:c="3"/>3 <text:s text:c="2"/>NaN</text:p>
      <text:p text:style-name="P25">d <text:s/>NaN <text:s text:c="5"/>4 <text:s text:c="3"/>4 <text:s text:c="2"/>NaN</text:p>
      <text:p text:style-name="P25"><text:soft-page-break/></text:p>
      <text:p text:style-name="P66">#Adding a new column using the existing columns in DataFrame</text:p>
      <text:p text:style-name="P24"><text:line-break/><text:span text:style-name="T47">&gt;&gt;&gt; df['five']=df['one']+df['four']</text:span></text:p>
      <text:p text:style-name="P25">&gt;&gt;&gt; </text:p>
      <text:p text:style-name="P25">&gt;&gt;&gt; df</text:p>
      <text:p text:style-name="P25"><text:s text:c="3"/>one <text:s/>three <text:s/>two <text:s/>four <text:s/>five</text:p>
      <text:p text:style-name="P25">a <text:s/>1.0 <text:s text:c="5"/>1 <text:s text:c="3"/>1 <text:s text:c="2"/>NaN <text:s text:c="2"/>NaN</text:p>
      <text:p text:style-name="P25">b <text:s/>2.0 <text:s text:c="5"/>2 <text:s text:c="3"/>2 <text:s text:c="2"/>NaN <text:s text:c="2"/>NaN</text:p>
      <text:p text:style-name="P25">c <text:s/>3.0 <text:s text:c="5"/>3 <text:s text:c="3"/>3 <text:s text:c="2"/>NaN <text:s text:c="2"/>NaN</text:p>
      <text:p text:style-name="P25">d <text:s/>NaN <text:s text:c="5"/>4 <text:s text:c="3"/>4 <text:s text:c="2"/>NaN <text:s text:c="2"/>NaN</text:p>
      <text:p text:style-name="P25">&gt;&gt;&gt; </text:p>
      <text:p text:style-name="P25"/>
      <text:p text:style-name="P25"><text:span text:style-name="Strong_20_Emphasis"><text:span text:style-name="T4">Delete</text:span></text:span><text:span text:style-name="T7"> : we will delete col in two ways</text:span></text:p>
      <text:p text:style-name="P40">1) del 2) pop()</text:p>
      <text:p text:style-name="P25"/>
      <text:p text:style-name="P25">&gt;&gt;&gt; del df['one']</text:p>
      <text:p text:style-name="P25">&gt;&gt;&gt; df</text:p>
      <text:p text:style-name="P25"><text:s text:c="3"/>three <text:s/>two <text:s/>four <text:s/>five</text:p>
      <text:p text:style-name="P25">a <text:s text:c="5"/>1 <text:s text:c="3"/>1 <text:s text:c="2"/>NaN <text:s text:c="2"/>NaN</text:p>
      <text:p text:style-name="P25">b <text:s text:c="5"/>2 <text:s text:c="3"/>2 <text:s text:c="2"/>NaN <text:s text:c="2"/>NaN</text:p>
      <text:p text:style-name="P25">c <text:s text:c="5"/>3 <text:s text:c="3"/>3 <text:s text:c="2"/>NaN <text:s text:c="2"/>NaN</text:p>
      <text:p text:style-name="P25">d <text:s text:c="5"/>4 <text:s text:c="3"/>4 <text:s text:c="2"/>NaN <text:s text:c="2"/>NaN</text:p>
      <text:p text:style-name="P25">&gt;&gt;&gt; </text:p>
      <text:p text:style-name="P25">&gt;&gt;&gt; del df['five']</text:p>
      <text:p text:style-name="P25">&gt;&gt;&gt; df</text:p>
      <text:p text:style-name="P25"><text:s text:c="3"/>three <text:s/>two <text:s/>four</text:p>
      <text:p text:style-name="P25">a <text:s text:c="5"/>1 <text:s text:c="3"/>1 <text:s text:c="2"/>NaN</text:p>
      <text:p text:style-name="P25">b <text:s text:c="5"/>2 <text:s text:c="3"/>2 <text:s text:c="2"/>NaN</text:p>
      <text:p text:style-name="P25">c <text:s text:c="5"/>3 <text:s text:c="3"/>3 <text:s text:c="2"/>NaN</text:p>
      <text:p text:style-name="P25">d <text:s text:c="5"/>4 <text:s text:c="3"/>4 <text:s text:c="2"/>NaN</text:p>
      <text:p text:style-name="P25">&gt;&gt;&gt; </text:p>
      <text:p text:style-name="P25"><text:soft-page-break/></text:p>
      <text:p text:style-name="P25">&gt;&gt;&gt; df.pop('two')</text:p>
      <text:p text:style-name="P25">a <text:s text:c="3"/>1</text:p>
      <text:p text:style-name="P25">b <text:s text:c="3"/>2</text:p>
      <text:p text:style-name="P25">c <text:s text:c="3"/>3</text:p>
      <text:p text:style-name="P25">d <text:s text:c="3"/>4</text:p>
      <text:p text:style-name="P25">Name: two, dtype: int64</text:p>
      <text:p text:style-name="P25">&gt;&gt;&gt; </text:p>
      <text:p text:style-name="P25">&gt;&gt;&gt; df</text:p>
      <text:p text:style-name="P25"><text:s text:c="3"/>three <text:s/>four</text:p>
      <text:p text:style-name="P25">a <text:s text:c="5"/>1 <text:s text:c="2"/>NaN</text:p>
      <text:p text:style-name="P25">b <text:s text:c="5"/>2 <text:s text:c="2"/>NaN</text:p>
      <text:p text:style-name="P25">c <text:s text:c="5"/>3 <text:s text:c="2"/>NaN</text:p>
      <text:p text:style-name="P25">d <text:s text:c="5"/>4 <text:s text:c="2"/>NaN</text:p>
      <text:p text:style-name="P25">&gt;&gt;&gt; </text:p>
      <text:p text:style-name="P25"/>
      <text:h text:style-name="P91" text:outline-level="5">Row selection :</text:h>
      <text:p text:style-name="P25"><text:span text:style-name="Strong_20_Emphasis"><text:span text:style-name="T4">.loc() :</text:span></text:span><text:span text:style-name="T7"> Pandas provide various methods to have purely label based indexing. When slicing, the start bound is also included. Integers are valid labels, but they refer to the label and not the position.</text:span></text:p>
      <text:p text:style-name="P40">loc takes two single/list/range operator separated by ','. The first one indicates the row and the second one indicates columns.</text:p>
      <text:p text:style-name="P34"><text:span text:style-name="Strong_20_Emphasis"><text:span text:style-name="T4">iloc() :</text:span></text:span></text:p>
      <text:p text:style-name="P40">Pandas provide various methods in order to get purely integer based indexing. Like python and numpy, these are 0-based indexing.</text:p>
      <text:p text:style-name="P25"/>
      <text:p text:style-name="P25">&gt;&gt;&gt; df = pd.DataFrame(np.random.randn(8, 4),</text:p>
      <text:p text:style-name="P25">... index = ['a','b','c','d','e','f','g','h'], columns = ['A', 'B', 'C', 'D'])</text:p>
      <text:p text:style-name="P25">&gt;&gt;&gt; </text:p>
      <text:p text:style-name="P25">&gt;&gt;&gt; df</text:p>
      <text:p text:style-name="P25"><text:s text:c="10"/>A <text:s text:c="8"/>B <text:s text:c="8"/>C <text:s text:c="8"/>D</text:p>
      <text:p text:style-name="P25">a -0.649077 <text:s/>0.428799 -0.108964 -1.484598</text:p>
      <text:p text:style-name="P25">b <text:s/>0.483236 -0.094259 <text:s/>0.127040 -0.977080</text:p>
      <text:p text:style-name="P25">c <text:s/>1.570831 <text:s/>0.715170 -0.764263 <text:s/>2.206940</text:p>
      <text:p text:style-name="P25"><text:soft-page-break/>d <text:s/>1.396543 -0.055451 -0.315331 -1.333802</text:p>
      <text:p text:style-name="P25">e <text:s/>0.549972 <text:s/>0.279095 -0.653945 -1.243249</text:p>
      <text:p text:style-name="P25">f -0.637111 -0.980746 -0.442902 <text:s/>1.021834</text:p>
      <text:p text:style-name="P25">g -0.636975 <text:s/>1.874499 -1.430858 -2.158642</text:p>
      <text:p text:style-name="P25">h -0.074037 -0.937672 -0.063879 <text:s/>0.867509</text:p>
      <text:p text:style-name="P25">&gt;&gt;&gt;</text:p>
      <text:p text:style-name="P25"/>
      <text:p text:style-name="P66">#select all rows for a specific column</text:p>
      <text:p text:style-name="P24"><text:line-break/><text:span text:style-name="T47">&gt;&gt;&gt; print (df.loc[:,'A'])</text:span></text:p>
      <text:p text:style-name="P25">a <text:s text:c="2"/>-0.649077</text:p>
      <text:p text:style-name="P25">b <text:s text:c="3"/>0.483236</text:p>
      <text:p text:style-name="P25">c <text:s text:c="3"/>1.570831</text:p>
      <text:p text:style-name="P25">d <text:s text:c="3"/>1.396543</text:p>
      <text:p text:style-name="P25">e <text:s text:c="3"/>0.549972</text:p>
      <text:p text:style-name="P25">f <text:s text:c="2"/>-0.637111</text:p>
      <text:p text:style-name="P25">g <text:s text:c="2"/>-0.636975</text:p>
      <text:p text:style-name="P25">h <text:s text:c="2"/>-0.074037</text:p>
      <text:p text:style-name="P25">Name: A, dtype: float64</text:p>
      <text:p text:style-name="P25">&gt;&gt;&gt; </text:p>
      <text:p text:style-name="P25">&gt;&gt;&gt; </text:p>
      <text:p text:style-name="P25">&gt;&gt;&gt; print(df['A'])</text:p>
      <text:p text:style-name="P25">a <text:s text:c="2"/>-0.649077</text:p>
      <text:p text:style-name="P25">b <text:s text:c="3"/>0.483236</text:p>
      <text:p text:style-name="P25">c <text:s text:c="3"/>1.570831</text:p>
      <text:p text:style-name="P25">d <text:s text:c="3"/>1.396543</text:p>
      <text:p text:style-name="P25">e <text:s text:c="3"/>0.549972</text:p>
      <text:p text:style-name="P25">f <text:s text:c="2"/>-0.637111</text:p>
      <text:p text:style-name="P25">g <text:s text:c="2"/>-0.636975</text:p>
      <text:p text:style-name="P25">h <text:s text:c="2"/>-0.074037</text:p>
      <text:p text:style-name="P25">Name: A, dtype: float64</text:p>
      <text:p text:style-name="P25">&gt;&gt;&gt; </text:p>
      <text:p text:style-name="P25"><text:soft-page-break/></text:p>
      <text:p text:style-name="P66"># Select all rows for multiple columns, say list[]</text:p>
      <text:p text:style-name="P24"><text:line-break/><text:span text:style-name="T47">&gt;&gt;&gt; print (df.loc[:,['A','C']])</text:span></text:p>
      <text:p text:style-name="P25"><text:s text:c="10"/>A <text:s text:c="8"/>C</text:p>
      <text:p text:style-name="P25">a -0.649077 -0.108964</text:p>
      <text:p text:style-name="P25">b <text:s/>0.483236 <text:s/>0.127040</text:p>
      <text:p text:style-name="P25">c <text:s/>1.570831 -0.764263</text:p>
      <text:p text:style-name="P25">d <text:s/>1.396543 -0.315331</text:p>
      <text:p text:style-name="P25">e <text:s/>0.549972 -0.653945</text:p>
      <text:p text:style-name="P25">f -0.637111 -0.442902</text:p>
      <text:p text:style-name="P25">g -0.636975 -1.430858</text:p>
      <text:p text:style-name="P25">h -0.074037 -0.063879</text:p>
      <text:p text:style-name="P25">&gt;&gt;&gt; </text:p>
      <text:p text:style-name="P25"/>
      <text:p text:style-name="P66">#select index and column values</text:p>
      <text:p text:style-name="P26"><text:line-break/><text:span text:style-name="T48">&gt;&gt;&gt; print (df.loc[['a','b','f','h'],['A','C']])</text:span></text:p>
      <text:p text:style-name="P27"><text:s text:c="10"/>A <text:s text:c="8"/>C</text:p>
      <text:p text:style-name="P27">a -0.649077 -0.108964</text:p>
      <text:p text:style-name="P27">b <text:s/>0.483236 <text:s/>0.127040</text:p>
      <text:p text:style-name="P27">f -0.637111 -0.442902</text:p>
      <text:p text:style-name="P27">h -0.074037 -0.063879</text:p>
      <text:p text:style-name="P27">&gt;&gt;&gt; </text:p>
      <text:p text:style-name="P67"># for getting values with a boolean array</text:p>
      <text:p text:style-name="P26"><text:line-break/><text:span text:style-name="T48">&gt;&gt;&gt; print (df.loc['a']&gt;0)</text:span></text:p>
      <text:p text:style-name="P27">A <text:s text:c="3"/>False</text:p>
      <text:p text:style-name="P27">B <text:s text:c="4"/>True</text:p>
      <text:p text:style-name="P27">C <text:s text:c="3"/>False</text:p>
      <text:p text:style-name="P27">D <text:s text:c="3"/>False</text:p>
      <text:p text:style-name="P27">Name: a, dtype: bool</text:p>
      <text:p text:style-name="P27">&gt;&gt;&gt; </text:p>
      <text:p text:style-name="P27"><text:soft-page-break/></text:p>
      <text:p text:style-name="P67">#iloc()</text:p>
      <text:p text:style-name="P76"># select all rows for a specific column</text:p>
      <text:p text:style-name="P27">&gt;&gt;&gt; print (df.iloc[:4])</text:p>
      <text:p text:style-name="P27"><text:s text:c="10"/>A <text:s text:c="8"/>B <text:s text:c="8"/>C <text:s text:c="8"/>D</text:p>
      <text:p text:style-name="P27">a -0.649077 <text:s/>0.428799 -0.108964 -1.484598</text:p>
      <text:p text:style-name="P27">b <text:s/>0.483236 -0.094259 <text:s/>0.127040 -0.977080</text:p>
      <text:p text:style-name="P27">c <text:s/>1.570831 <text:s/>0.715170 -0.764263 <text:s/>2.206940</text:p>
      <text:p text:style-name="P27">d <text:s/>1.396543 -0.055451 -0.315331 -1.333802</text:p>
      <text:p text:style-name="P27">&gt;&gt;&gt; </text:p>
      <text:p text:style-name="P67"># Integer slicing</text:p>
      <text:p text:style-name="P28"><text:line-break/><text:span text:style-name="T49">&gt;&gt;&gt; print (df.iloc[1:5, 3:4])</text:span></text:p>
      <text:p text:style-name="P29"><text:s text:c="10"/>D</text:p>
      <text:p text:style-name="P29">b -0.977080</text:p>
      <text:p text:style-name="P29">c <text:s/>2.206940</text:p>
      <text:p text:style-name="P29">d -1.333802</text:p>
      <text:p text:style-name="P29">e -1.243249</text:p>
      <text:p text:style-name="P29">&gt;&gt;&gt; </text:p>
      <text:p text:style-name="P29">&gt;&gt;&gt; </text:p>
      <text:p text:style-name="P29">&gt;&gt;&gt; print (df.iloc[2:])</text:p>
      <text:p text:style-name="P29"><text:s text:c="10"/>A <text:s text:c="8"/>B <text:s text:c="8"/>C <text:s text:c="8"/>D</text:p>
      <text:p text:style-name="P29">c <text:s/>1.570831 <text:s/>0.715170 -0.764263 <text:s/>2.206940</text:p>
      <text:p text:style-name="P29">d <text:s/>1.396543 -0.055451 -0.315331 -1.333802</text:p>
      <text:p text:style-name="P29">e <text:s/>0.549972 <text:s/>0.279095 -0.653945 -1.243249</text:p>
      <text:p text:style-name="P29">f -0.637111 -0.980746 -0.442902 <text:s/>1.021834</text:p>
      <text:p text:style-name="P29">g -0.636975 <text:s/>1.874499 -1.430858 -2.158642</text:p>
      <text:p text:style-name="P29">h -0.074037 -0.937672 -0.063879 <text:s/>0.867509</text:p>
      <text:p text:style-name="P29">&gt;&gt;&gt; </text:p>
      <text:p text:style-name="P29">&gt;&gt;&gt; print (df.iloc[-2:])</text:p>
      <text:p text:style-name="P29"><text:s text:c="10"/>A <text:s text:c="8"/>B <text:s text:c="8"/>C <text:s text:c="8"/>D</text:p>
      <text:p text:style-name="P29">g -0.636975 <text:s/>1.874499 -1.430858 -2.158642</text:p>
      <text:p text:style-name="P29">h -0.074037 -0.937672 -0.063879 <text:s/>0.867509</text:p>
      <text:p text:style-name="P29"><text:soft-page-break/></text:p>
      <text:p text:style-name="P29">&gt;&gt;&gt; print (df.iloc[2:-1])</text:p>
      <text:p text:style-name="P29"><text:s text:c="10"/>A <text:s text:c="8"/>B <text:s text:c="8"/>C <text:s text:c="8"/>D</text:p>
      <text:p text:style-name="P29">c <text:s/>1.570831 <text:s/>0.715170 -0.764263 <text:s/>2.206940</text:p>
      <text:p text:style-name="P29">d <text:s/>1.396543 -0.055451 -0.315331 -1.333802</text:p>
      <text:p text:style-name="P29">e <text:s/>0.549972 <text:s/>0.279095 -0.653945 -1.243249</text:p>
      <text:p text:style-name="P29">f -0.637111 -0.980746 -0.442902 <text:s/>1.021834</text:p>
      <text:p text:style-name="P29">g -0.636975 <text:s/>1.874499 -1.430858 -2.158642</text:p>
      <text:p text:style-name="P29">&gt;&gt;&gt; </text:p>
      <text:p text:style-name="P29"/>
      <text:p text:style-name="P68"># Slicing through list of values</text:p>
      <text:p text:style-name="P28"><text:line-break/><text:span text:style-name="T49">&gt;&gt;&gt; print (df.iloc[[1, 3, 5], [1, 3]])</text:span></text:p>
      <text:p text:style-name="P29"><text:s text:c="10"/>B <text:s text:c="8"/>D</text:p>
      <text:p text:style-name="P29">b -0.094259 -0.977080</text:p>
      <text:p text:style-name="P29">d -0.055451 -1.333802</text:p>
      <text:p text:style-name="P29">f -0.980746 <text:s/>1.021834</text:p>
      <text:p text:style-name="P29">&gt;&gt;&gt; </text:p>
      <text:p text:style-name="P29">&gt;&gt;&gt; </text:p>
      <text:p text:style-name="P29">&gt;&gt;&gt; print (df.iloc[1:3, :])</text:p>
      <text:p text:style-name="P29"><text:s text:c="10"/>A <text:s text:c="8"/>B <text:s text:c="8"/>C <text:s text:c="7"/>D</text:p>
      <text:p text:style-name="P29">b <text:s/>0.483236 -0.094259 <text:s/>0.127040 -0.97708</text:p>
      <text:p text:style-name="P29">c <text:s/>1.570831 <text:s/>0.715170 -0.764263 <text:s/>2.20694</text:p>
      <text:p text:style-name="P29">&gt;&gt;&gt; </text:p>
      <text:p text:style-name="P29">&gt;&gt;&gt; </text:p>
      <text:p text:style-name="P29">&gt;&gt;&gt; print (df.iloc[:,1:3])</text:p>
      <text:p text:style-name="P29"><text:s text:c="10"/>B <text:s text:c="8"/>C</text:p>
      <text:p text:style-name="P29">a <text:s/>0.428799 -0.108964</text:p>
      <text:p text:style-name="P29">b -0.094259 <text:s/>0.127040</text:p>
      <text:p text:style-name="P29">c <text:s/>0.715170 -0.764263</text:p>
      <text:p text:style-name="P29">d -0.055451 -0.315331</text:p>
      <text:p text:style-name="P29">e <text:s/>0.279095 -0.653945</text:p>
      <text:p text:style-name="P29"><text:soft-page-break/>f -0.980746 -0.442902</text:p>
      <text:p text:style-name="P29">g <text:s/>1.874499 -1.430858</text:p>
      <text:p text:style-name="P29">h -0.937672 -0.063879</text:p>
      <text:p text:style-name="P29">&gt;&gt;&gt; </text:p>
      <text:p text:style-name="P29">&gt;&gt;&gt; </text:p>
      <text:p text:style-name="P29">&gt;&gt;&gt; print (df.iloc[-2:,1:3])</text:p>
      <text:p text:style-name="P29"><text:s text:c="10"/>B <text:s text:c="8"/>C</text:p>
      <text:p text:style-name="P29">g <text:s/>1.874499 -1.430858</text:p>
      <text:p text:style-name="P29">h -0.937672 -0.063879</text:p>
      <text:p text:style-name="P29">&gt;&gt;&gt; </text:p>
      <text:h text:style-name="P88" text:outline-level="4"><text:span text:style-name="T3">Append-------</text:span></text:h>
      <text:p text:style-name="P64"><text:span text:style-name="T16">#addition of rows</text:span></text:p>
      <text:p text:style-name="P28"><text:line-break/><text:span text:style-name="T49">&gt;&gt;&gt; df = pd.DataFrame([[2, 6], [3, 4]], columns = ['a','b'])</text:span></text:p>
      <text:p text:style-name="P29">&gt;&gt;&gt; df2 = pd.DataFrame([[6, 6], [1,2]], columns = ['a','b'])</text:p>
      <text:p text:style-name="P29">&gt;&gt;&gt; print(df)</text:p>
      <text:p text:style-name="P29"><text:s text:c="3"/>a <text:s/>b</text:p>
      <text:p text:style-name="P29">0 <text:s/>2 <text:s/>6</text:p>
      <text:p text:style-name="P29">1 <text:s/>3 <text:s/>4</text:p>
      <text:p text:style-name="P29">&gt;&gt;&gt; df2</text:p>
      <text:p text:style-name="P29"><text:s text:c="3"/>a <text:s/>b</text:p>
      <text:p text:style-name="P29">0 <text:s/>6 <text:s/>6</text:p>
      <text:p text:style-name="P29">1 <text:s/>1 <text:s/>2</text:p>
      <text:p text:style-name="P29"><text:s/></text:p>
      <text:p text:style-name="P29">&gt;&gt;&gt; df = df.append(df2)</text:p>
      <text:p text:style-name="P29">&gt;&gt;&gt; df</text:p>
      <text:p text:style-name="P29"><text:s text:c="3"/>a <text:s/>b</text:p>
      <text:p text:style-name="P29">0 <text:s/>2 <text:s/>6</text:p>
      <text:p text:style-name="P29">1 <text:s/>3 <text:s/>4</text:p>
      <text:p text:style-name="P29">0 <text:s/>6 <text:s/>6</text:p>
      <text:p text:style-name="P29">1 <text:s/>1 <text:s/>2</text:p>
      <text:p text:style-name="P29">&gt;&gt;&gt; </text:p>
      <text:p text:style-name="P29"><text:soft-page-break/></text:p>
      <text:p text:style-name="P68"># Drop rows with label 0</text:p>
      <text:p text:style-name="P28"><text:line-break/><text:span text:style-name="T49">&gt;&gt;&gt; df = df.drop(0)</text:span></text:p>
      <text:p text:style-name="P29">&gt;&gt;&gt; df</text:p>
      <text:p text:style-name="P29"><text:s text:c="3"/>a <text:s/>b</text:p>
      <text:p text:style-name="P29">1 <text:s/>3 <text:s/>4</text:p>
      <text:p text:style-name="P29">1 <text:s/>1 <text:s/>2</text:p>
      <text:p text:style-name="P29">&gt;&gt;&gt; </text:p>
      <text:p text:style-name="P29"/>
      <text:h text:style-name="P86" text:outline-level="4">Missing data,Group By,Concatenating</text:h>
      <text:p text:style-name="P29"><text:span text:style-name="Strong_20_Emphasis"><text:span text:style-name="T4">Missing data:</text:span></text:span><text:span text:style-name="T7"> Always problem in the area of machine learning for preparing the accuracy model.</text:span></text:p>
      <text:p text:style-name="Text_20_body"><text:line-break/><text:span text:style-name="T3">Check for Missing Values</text:span></text:p>
      <text:p text:style-name="P29">&gt;&gt;&gt; df = pd.DataFrame(np.random.randn(5, 3), index=['a', 'c', 'e', 'f','h'],columns=['one', 'two', 'three'])</text:p>
      <text:p text:style-name="P29">&gt;&gt;&gt; df</text:p>
      <text:p text:style-name="P29"><text:s text:c="8"/>one <text:s text:c="6"/>two <text:s text:c="4"/>three</text:p>
      <text:p text:style-name="P29">a -0.329785 <text:s/>0.386474 <text:s/>0.715923</text:p>
      <text:p text:style-name="P29">c -0.160591 -0.484506 -1.521919</text:p>
      <text:p text:style-name="P29">e -0.034438 <text:s/>1.098701 -0.944404</text:p>
      <text:p text:style-name="P29">f <text:s/>0.180110 <text:s/>0.070860 -0.247869</text:p>
      <text:p text:style-name="P29">h <text:s/>0.312759 -1.119319 -1.027215</text:p>
      <text:p text:style-name="P29">&gt;&gt;&gt; </text:p>
      <text:p text:style-name="P29"/>
      <text:p text:style-name="P68">#reindexing to see null values</text:p>
      <text:p text:style-name="P28"><text:line-break/><text:span text:style-name="T49">&gt;&gt;&gt; df = df.reindex(['a', 'b', 'c', 'd', 'e', 'f', 'g', 'h'])</text:span></text:p>
      <text:p text:style-name="P29">&gt;&gt;&gt; </text:p>
      <text:p text:style-name="P29">&gt;&gt;&gt; df</text:p>
      <text:p text:style-name="P29"><text:s text:c="8"/>one <text:s text:c="6"/>two <text:s text:c="4"/>three</text:p>
      <text:p text:style-name="P29">a -0.329785 <text:s/>0.386474 <text:s/>0.715923</text:p>
      <text:p text:style-name="P29">b <text:s text:c="6"/>NaN <text:s text:c="6"/>NaN <text:s text:c="6"/>NaN</text:p>
      <text:p text:style-name="P29"><text:soft-page-break/>c -0.160591 -0.484506 -1.521919</text:p>
      <text:p text:style-name="P29">d <text:s text:c="6"/>NaN <text:s text:c="6"/>NaN <text:s text:c="6"/>NaN</text:p>
      <text:p text:style-name="P29">e -0.034438 <text:s/>1.098701 -0.944404</text:p>
      <text:p text:style-name="P29">f <text:s/>0.180110 <text:s/>0.070860 -0.247869</text:p>
      <text:p text:style-name="P29">g <text:s text:c="6"/>NaN <text:s text:c="6"/>NaN <text:s text:c="6"/>NaN</text:p>
      <text:p text:style-name="P29">h <text:s/>0.312759 -1.119319 -1.027215</text:p>
      <text:p text:style-name="P29">&gt;&gt;&gt; </text:p>
      <text:p text:style-name="P29"/>
      <text:p text:style-name="P29">&gt;&gt;&gt; print (df['one'].isnull())</text:p>
      <text:p text:style-name="P29">a <text:s text:c="3"/>False</text:p>
      <text:p text:style-name="P29">b <text:s text:c="4"/>True</text:p>
      <text:p text:style-name="P29">c <text:s text:c="3"/>False</text:p>
      <text:p text:style-name="P29">d <text:s text:c="4"/>True</text:p>
      <text:p text:style-name="P29">e <text:s text:c="3"/>False</text:p>
      <text:p text:style-name="P29">f <text:s text:c="3"/>False</text:p>
      <text:p text:style-name="P29">g <text:s text:c="4"/>True</text:p>
      <text:p text:style-name="P29">h <text:s text:c="3"/>False</text:p>
      <text:p text:style-name="P29">Name: one, dtype: bool</text:p>
      <text:p text:style-name="P29">&gt;&gt;&gt; </text:p>
      <text:p text:style-name="P29">&gt;&gt;&gt; </text:p>
      <text:p text:style-name="P29">&gt;&gt;&gt; print (df['one'].notnull())</text:p>
      <text:p text:style-name="P29">a <text:s text:c="4"/>True</text:p>
      <text:p text:style-name="P29">b <text:s text:c="3"/>False</text:p>
      <text:p text:style-name="P29">c <text:s text:c="4"/>True</text:p>
      <text:p text:style-name="P29">d <text:s text:c="3"/>False</text:p>
      <text:p text:style-name="P29">e <text:s text:c="4"/>True</text:p>
      <text:p text:style-name="P29">f <text:s text:c="4"/>True</text:p>
      <text:p text:style-name="P29">g <text:s text:c="3"/>False</text:p>
      <text:p text:style-name="P29">h <text:s text:c="4"/>True</text:p>
      <text:p text:style-name="P29">Name: one, dtype: bool</text:p>
      <text:p text:style-name="P29">&gt;&gt;&gt; </text:p>
      <text:p text:style-name="P29"><text:soft-page-break/></text:p>
      <text:h text:style-name="P92" text:outline-level="5">Calculations with Missing Data</text:h>
      <text:list xml:id="list8988738494860591284" text:style-name="L6">
        <text:list-item>
          <text:p text:style-name="P39">When summing data, NA will be treated as Zero</text:p>
        </text:list-item>
        <text:list-item>
          <text:p text:style-name="P39">If the data are all NA, then the result will be NA</text:p>
        </text:list-item>
      </text:list>
      <text:p text:style-name="P29"/>
      <text:p text:style-name="P29">&gt;&gt;&gt; df = pd.DataFrame(index=[0,1,2,3,4,5],columns=['one','two'])</text:p>
      <text:p text:style-name="P29">&gt;&gt;&gt; df</text:p>
      <text:p text:style-name="P29"><text:s text:c="3"/>one <text:s/>two</text:p>
      <text:p text:style-name="P29">0 <text:s/>NaN <text:s/>NaN</text:p>
      <text:p text:style-name="P29">1 <text:s/>NaN <text:s/>NaN</text:p>
      <text:p text:style-name="P29">2 <text:s/>NaN <text:s/>NaN</text:p>
      <text:p text:style-name="P29">3 <text:s/>NaN <text:s/>NaN</text:p>
      <text:p text:style-name="P29">4 <text:s/>NaN <text:s/>NaN</text:p>
      <text:p text:style-name="P29">5 <text:s/>NaN <text:s/>NaN</text:p>
      <text:p text:style-name="P29">&gt;&gt;&gt; </text:p>
      <text:p text:style-name="P29">&gt;&gt;&gt; df['one'].sum()</text:p>
      <text:p text:style-name="P29">0</text:p>
      <text:p text:style-name="P29">&gt;&gt;&gt;</text:p>
      <text:p text:style-name="P29"/>
      <text:h text:style-name="P92" text:outline-level="5">Cleaning / Filling Missing Data</text:h>
      <text:p text:style-name="P40">Pandas provides various methods for cleaning the missing values. The fillna function can “fill in” NA values with non-null data</text:p>
      <text:p text:style-name="P29"/>
      <text:p text:style-name="P30">&gt;&gt;&gt; print (df.fillna(2))</text:p>
      <text:p text:style-name="P30"><text:s text:c="3"/>one <text:s/>two</text:p>
      <text:p text:style-name="P30">0 <text:s text:c="3"/>2 <text:s text:c="3"/>2</text:p>
      <text:p text:style-name="P30">1 <text:s text:c="3"/>2 <text:s text:c="3"/>2</text:p>
      <text:p text:style-name="P30">2 <text:s text:c="3"/>2 <text:s text:c="3"/>2</text:p>
      <text:p text:style-name="P30">3 <text:s text:c="3"/>2 <text:s text:c="3"/>2</text:p>
      <text:p text:style-name="P30">4 <text:s text:c="3"/>2 <text:s text:c="3"/>2</text:p>
      <text:p text:style-name="P30">5 <text:s text:c="3"/>2 <text:s text:c="3"/>2</text:p>
      <text:p text:style-name="P30">&gt;&gt;&gt; </text:p>
      <text:p text:style-name="P30"/>
      <text:p text:style-name="P30"><text:soft-page-break/></text:p>
      <text:h text:style-name="P87" text:outline-level="4"><text:line-break/>Drop Missing Values:</text:h>
      <text:p text:style-name="P40">If you want to simply exclude the missing values, then use the dropna function along with the axis argument. By default, axis=0, i.e., along row, which means that if any value within a row is NA then the whole row is excluded.</text:p>
      <text:p text:style-name="P30"/>
      <text:h text:style-name="P45" text:outline-level="1">removes the cols with nan values</text:h>
      <text:p text:style-name="P30">&gt;&gt;&gt; df.dropna()</text:p>
      <text:p text:style-name="P30">Empty DataFrame</text:p>
      <text:p text:style-name="P30">Columns: [one, two]</text:p>
      <text:p text:style-name="P30">Index: []</text:p>
      <text:p text:style-name="P30">&gt;&gt;&gt; </text:p>
      <text:p text:style-name="P30"/>
      <text:h text:style-name="P87" text:outline-level="4">Group By:</text:h>
      <text:p text:style-name="P40">Splitting the Object, Applying a function, Combining the results.</text:p>
      <text:p text:style-name="P40">we split the data into sets and we apply some functionality on each subset. In the apply functionality, we can perform the following operations −</text:p>
      <text:p text:style-name="P34"><text:span text:style-name="Strong_20_Emphasis"><text:span text:style-name="T4">Aggregation</text:span></text:span><text:span text:style-name="T7"> − computing a summary statistic</text:span></text:p>
      <text:p text:style-name="P34"><text:span text:style-name="Strong_20_Emphasis"><text:span text:style-name="T4">Transformation</text:span></text:span><text:span text:style-name="T7"> − perform some group-specific operation</text:span></text:p>
      <text:p text:style-name="P34"><text:span text:style-name="Strong_20_Emphasis"><text:span text:style-name="T4">Filtration</text:span></text:span><text:span text:style-name="T7"> − discarding the data with some condition</text:span></text:p>
      <text:p text:style-name="P30"/>
      <text:p text:style-name="P30"/>
      <text:p text:style-name="P30">&gt;&gt;&gt; ipl_data = {'Team': ['Riders', 'Riders', 'Devils', 'Devils', 'Kings',</text:p>
      <text:p text:style-name="P30">... <text:s text:c="9"/>'kings', 'Kings', 'Kings', 'Riders', 'Royals', 'Royals', 'Riders'],</text:p>
      <text:p text:style-name="P30">... <text:s text:c="9"/>'Rank': [1, 2, 2, 3, 3,4 ,1 ,1,2 , 4,1,2],</text:p>
      <text:p text:style-name="P30">... <text:s text:c="9"/>'Year': [2014,2015,2014,2015,2014,2015,2016,2017,2016,2014,2015,2017],</text:p>
      <text:p text:style-name="P30">... <text:s text:c="9"/>'Points':[876,789,863,673,741,812,756,788,694,701,804,690]}</text:p>
      <text:p text:style-name="P30">&gt;&gt;&gt; </text:p>
      <text:p text:style-name="P30">&gt;&gt;&gt; df = pd.DataFrame(ipl_data)</text:p>
      <text:p text:style-name="P30">&gt;&gt;&gt; df</text:p>
      <text:p text:style-name="P30"><text:s text:c="4"/>Points <text:s/>Rank <text:s text:c="3"/>Team <text:s/>Year</text:p>
      <text:p text:style-name="P30">0 <text:s text:c="5"/>876 <text:s text:c="4"/>1 <text:s/>Riders <text:s/>2014</text:p>
      <text:p text:style-name="P30">1 <text:s text:c="5"/>789 <text:s text:c="4"/>2 <text:s/>Riders <text:s/>2015</text:p>
      <text:p text:style-name="P30"><text:soft-page-break/>2 <text:s text:c="5"/>863 <text:s text:c="4"/>2 <text:s/>Devils <text:s/>2014</text:p>
      <text:p text:style-name="P30">3 <text:s text:c="5"/>673 <text:s text:c="4"/>3 <text:s/>Devils <text:s/>2015</text:p>
      <text:p text:style-name="P30">4 <text:s text:c="5"/>741 <text:s text:c="4"/>3 <text:s text:c="2"/>Kings <text:s/>2014</text:p>
      <text:p text:style-name="P30">5 <text:s text:c="5"/>812 <text:s text:c="4"/>4 <text:s text:c="2"/>kings <text:s/>2015</text:p>
      <text:p text:style-name="P30">6 <text:s text:c="5"/>756 <text:s text:c="4"/>1 <text:s text:c="2"/>Kings <text:s/>2016</text:p>
      <text:p text:style-name="P30">7 <text:s text:c="5"/>788 <text:s text:c="4"/>1 <text:s text:c="2"/>Kings <text:s/>2017</text:p>
      <text:p text:style-name="P30">8 <text:s text:c="5"/>694 <text:s text:c="4"/>2 <text:s/>Riders <text:s/>2016</text:p>
      <text:p text:style-name="P30">9 <text:s text:c="5"/>701 <text:s text:c="4"/>4 <text:s/>Royals <text:s/>2014</text:p>
      <text:p text:style-name="P30">10 <text:s text:c="4"/>804 <text:s text:c="4"/>1 <text:s/>Royals <text:s/>2015</text:p>
      <text:p text:style-name="P30">11 <text:s text:c="4"/>690 <text:s text:c="4"/>2 <text:s/>Riders <text:s/>2017</text:p>
      <text:p text:style-name="P30">&gt;&gt;&gt; </text:p>
      <text:p text:style-name="P30"/>
      <text:p text:style-name="P69">#group by </text:p>
      <text:p text:style-name="P31"><text:line-break/><text:span text:style-name="T50">&gt;&gt;&gt; df.groupby('Team')</text:span></text:p>
      <text:p text:style-name="P30">&lt;pandas.core.groupby.groupby.DataFrameGroupBy object at 0x7f47f3d51510&gt;</text:p>
      <text:p text:style-name="P30">&gt;&gt;&gt; </text:p>
      <text:p text:style-name="P30">&gt;&gt;&gt; df.groupby('Team').groups</text:p>
      <text:p text:style-name="P30">{'Kings': Int64Index([4, 6, 7], dtype='int64'), 'Devils': Int64Index([2, 3], dtype='int64'), 'Riders': Int64Index([0, 1, 8, 11], dtype='int64'), 'Royals': Int64Index([9, 10], dtype='int64'), 'kings': Int64Index([5], dtype='int64')}</text:p>
      <text:p text:style-name="P30">&gt;&gt;&gt; </text:p>
      <text:p text:style-name="P30">&gt;&gt;&gt; </text:p>
      <text:p text:style-name="P30">&gt;&gt;&gt; df.groupby(['Team','Year']).groups</text:p>
      <text:p text:style-name="P30">{('Kings', 2014): Int64Index([4], dtype='int64'), ('Royals', 2014): Int64Index([9], dtype='int64'), ('Riders', 2014): Int64Index([0], dtype='int64'), ('Riders', 2015): Int64Index([1], dtype='int64'), ('Kings', 2016): Int64Index([6], dtype='int64'), ('Riders', 2016): Int64Index([8], dtype='int64'), ('Riders', 2017): Int64Index([11], dtype='int64'), ('Devils', 2014): Int64Index([2], dtype='int64'), ('Devils', 2015): Int64Index([3], dtype='int64'), ('kings', 2015): Int64Index([5], dtype='int64'), ('Royals', 2015): Int64Index([10], dtype='int64'), ('Kings', 2017): Int64Index([7], dtype='int64')}</text:p>
      <text:p text:style-name="P30">&gt;&gt;&gt; </text:p>
      <text:p text:style-name="P30">&gt;&gt;&gt;</text:p>
      <text:p text:style-name="P30"/>
      <text:p text:style-name="P30"/>
      <text:p text:style-name="P69"><text:soft-page-break/>#iteration </text:p>
      <text:p text:style-name="P48">&gt;&gt;&gt; grouped = df.groupby('Year')</text:p>
      <text:p text:style-name="P48">&gt;&gt;&gt; </text:p>
      <text:p text:style-name="P48">&gt;&gt;&gt; for name,group in grouped:</text:p>
      <text:p text:style-name="P48">... <text:s text:c="4"/>print ("name ",name)</text:p>
      <text:p text:style-name="P48">... <text:s text:c="4"/>print ("Group ",group)</text:p>
      <text:p text:style-name="P48">... </text:p>
      <text:p text:style-name="P48">('name ', 2014)</text:p>
      <text:p text:style-name="P48">('Group ', <text:s text:c="3"/>Points <text:s/>Rank <text:s text:c="3"/>Team <text:s/>Year</text:p>
      <text:p text:style-name="P48">0 <text:s text:c="4"/>876 <text:s text:c="4"/>1 <text:s/>Riders <text:s/>2014</text:p>
      <text:p text:style-name="P48">2 <text:s text:c="4"/>863 <text:s text:c="4"/>2 <text:s/>Devils <text:s/>2014</text:p>
      <text:p text:style-name="P48">4 <text:s text:c="4"/>741 <text:s text:c="4"/>3 <text:s text:c="2"/>Kings <text:s/>2014</text:p>
      <text:p text:style-name="P48">9 <text:s text:c="4"/>701 <text:s text:c="4"/>4 <text:s/>Royals <text:s/>2014)</text:p>
      <text:p text:style-name="P48">('name ', 2015)</text:p>
      <text:p text:style-name="P48">('Group ', <text:s text:c="4"/>Points <text:s/>Rank <text:s text:c="3"/>Team <text:s/>Year</text:p>
      <text:p text:style-name="P48">1 <text:s text:c="5"/>789 <text:s text:c="4"/>2 <text:s/>Riders <text:s/>2015</text:p>
      <text:p text:style-name="P48">3 <text:s text:c="5"/>673 <text:s text:c="4"/>3 <text:s/>Devils <text:s/>2015</text:p>
      <text:p text:style-name="P48">5 <text:s text:c="5"/>812 <text:s text:c="4"/>4 <text:s text:c="2"/>kings <text:s/>2015</text:p>
      <text:p text:style-name="P48">10 <text:s text:c="4"/>804 <text:s text:c="4"/>1 <text:s/>Royals <text:s/>2015)</text:p>
      <text:p text:style-name="P48">('name ', 2016)</text:p>
      <text:p text:style-name="P48">('Group ', <text:s text:c="3"/>Points <text:s/>Rank <text:s text:c="3"/>Team <text:s/>Year</text:p>
      <text:p text:style-name="P48">6 <text:s text:c="4"/>756 <text:s text:c="4"/>1 <text:s text:c="2"/>Kings <text:s/>2016</text:p>
      <text:p text:style-name="P48">8 <text:s text:c="4"/>694 <text:s text:c="4"/>2 <text:s/>Riders <text:s/>2016)</text:p>
      <text:p text:style-name="P48">('name ', 2017)</text:p>
      <text:p text:style-name="P48">('Group ', <text:s text:c="4"/>Points <text:s/>Rank <text:s text:c="3"/>Team <text:s/>Year</text:p>
      <text:p text:style-name="P48">7 <text:s text:c="5"/>788 <text:s text:c="4"/>1 <text:s text:c="2"/>Kings <text:s/>2017</text:p>
      <text:p text:style-name="P48">11 <text:s text:c="4"/>690 <text:s text:c="4"/>2 <text:s/>Riders <text:s/>2017)</text:p>
      <text:p text:style-name="P48">&gt;&gt;&gt; </text:p>
      <text:p text:style-name="P48"/>
      <text:p text:style-name="P69">#selecte group</text:p>
      <text:p text:style-name="P31"><text:line-break/><text:span text:style-name="T50">&gt;&gt;&gt; grouped = df.groupby('Year')</text:span></text:p>
      <text:p text:style-name="P30">&gt;&gt;&gt; print(grouped.get_group(2015))</text:p>
      <text:p text:style-name="P30"><text:s text:c="4"/>Points <text:s/>Rank <text:s text:c="3"/>Team <text:s/>Year</text:p>
      <text:p text:style-name="P30">1 <text:s text:c="5"/>789 <text:s text:c="4"/>2 <text:s/>Riders <text:s/>2015</text:p>
      <text:p text:style-name="P30">3 <text:s text:c="5"/>673 <text:s text:c="4"/>3 <text:s/>Devils <text:s/>2015</text:p>
      <text:p text:style-name="P30">5 <text:s text:c="5"/>812 <text:s text:c="4"/>4 <text:s text:c="2"/>kings <text:s/>2015</text:p>
      <text:p text:style-name="P30">10 <text:s text:c="4"/>804 <text:s text:c="4"/>1 <text:s/>Royals <text:s/>2015</text:p>
      <text:p text:style-name="P30">&gt;&gt;&gt; </text:p>
      <text:p text:style-name="P30"/>
      <text:p text:style-name="P69">#agg</text:p>
      <text:p text:style-name="P31"><text:line-break/><text:span text:style-name="T50">&gt;&gt;&gt; print (grouped['Points'].agg(np.mean))</text:span></text:p>
      <text:p text:style-name="P30">Year</text:p>
      <text:p text:style-name="P30">2014 <text:s text:c="3"/>795.25</text:p>
      <text:p text:style-name="P30">2015 <text:s text:c="3"/>769.50</text:p>
      <text:p text:style-name="P30"><text:soft-page-break/>2016 <text:s text:c="3"/>725.00</text:p>
      <text:p text:style-name="P30">2017 <text:s text:c="3"/>739.00</text:p>
      <text:p text:style-name="P30">Name: Points, dtype: float64</text:p>
      <text:p text:style-name="P30">&gt;&gt;&gt; </text:p>
      <text:p text:style-name="P30"/>
      <text:p text:style-name="P69">#filter</text:p>
      <text:p text:style-name="P31"><text:line-break/><text:span text:style-name="T50">&gt;&gt;&gt; print (df.groupby('Team').filter(lambda x: len(x) &gt;= 3))</text:span></text:p>
      <text:p text:style-name="P30"><text:s text:c="4"/>Points <text:s/>Rank <text:s text:c="3"/>Team <text:s/>Year</text:p>
      <text:p text:style-name="P30">0 <text:s text:c="5"/>876 <text:s text:c="4"/>1 <text:s/>Riders <text:s/>2014</text:p>
      <text:p text:style-name="P30">1 <text:s text:c="5"/>789 <text:s text:c="4"/>2 <text:s/>Riders <text:s/>2015</text:p>
      <text:p text:style-name="P30">4 <text:s text:c="5"/>741 <text:s text:c="4"/>3 <text:s text:c="2"/>Kings <text:s/>2014</text:p>
      <text:p text:style-name="P30">6 <text:s text:c="5"/>756 <text:s text:c="4"/>1 <text:s text:c="2"/>Kings <text:s/>2016</text:p>
      <text:p text:style-name="P30">7 <text:s text:c="5"/>788 <text:s text:c="4"/>1 <text:s text:c="2"/>Kings <text:s/>2017</text:p>
      <text:p text:style-name="P30">8 <text:s text:c="5"/>694 <text:s text:c="4"/>2 <text:s/>Riders <text:s/>2016</text:p>
      <text:p text:style-name="P30">11 <text:s text:c="4"/>690 <text:s text:c="4"/>2 <text:s/>Riders <text:s/>2017</text:p>
      <text:p text:style-name="P30">&gt;&gt;&gt; </text:p>
      <text:p text:style-name="P30"/>
      <text:h text:style-name="P87" text:outline-level="4">Concatenating</text:h>
      <text:p text:style-name="P69">#concat</text:p>
      <text:p text:style-name="P31"><text:line-break/><text:span text:style-name="T50">&gt;&gt;&gt; one = pd.DataFrame({</text:span></text:p>
      <text:p text:style-name="P30">... <text:s text:c="9"/>'Name': ['Alex', 'Amy', 'Allen', 'Alice', 'Ayoung'],</text:p>
      <text:p text:style-name="P30">... <text:s text:c="9"/>'subject_id':['sub1','sub2','sub4','sub6','sub5'],</text:p>
      <text:p text:style-name="P30">... <text:s text:c="9"/>'Marks_scored':[98,90,87,69,78]},</text:p>
      <text:p text:style-name="P30">... <text:s text:c="9"/>index=[1,2,3,4,5])</text:p>
      <text:p text:style-name="P30">&gt;&gt;&gt; </text:p>
      <text:p text:style-name="P30">&gt;&gt;&gt; two = pd.DataFrame({</text:p>
      <text:p text:style-name="P30">... <text:s text:c="9"/>'Name': ['Billy', 'Brian', 'Bran', 'Bryce', 'Betty'],</text:p>
      <text:p text:style-name="P30">... <text:s text:c="9"/>'subject_id':['sub2','sub4','sub3','sub6','sub5'],</text:p>
      <text:p text:style-name="P30">... <text:s text:c="9"/>'Marks_scored':[89,80,79,97,88]},</text:p>
      <text:p text:style-name="P30">... <text:s text:c="9"/>index=[1,2,3,4,5])</text:p>
      <text:p text:style-name="P30"><text:soft-page-break/>&gt;&gt;&gt; </text:p>
      <text:p text:style-name="P30">&gt;&gt;&gt; print(pd.concat([one,two]))</text:p>
      <text:p text:style-name="P30"><text:s text:c="3"/>Marks_scored <text:s text:c="3"/>Name subject_id</text:p>
      <text:p text:style-name="P30">1 <text:s text:c="11"/>98 <text:s text:c="3"/>Alex <text:s text:c="6"/>sub1</text:p>
      <text:p text:style-name="P30">2 <text:s text:c="11"/>90 <text:s text:c="4"/>Amy <text:s text:c="6"/>sub2</text:p>
      <text:p text:style-name="P30">3 <text:s text:c="11"/>87 <text:s text:c="2"/>Allen <text:s text:c="6"/>sub4</text:p>
      <text:p text:style-name="P30">4 <text:s text:c="11"/>69 <text:s text:c="2"/>Alice <text:s text:c="6"/>sub6</text:p>
      <text:p text:style-name="P30">5 <text:s text:c="11"/>78 <text:s/>Ayoung <text:s text:c="6"/>sub5</text:p>
      <text:p text:style-name="P30">1 <text:s text:c="11"/>89 <text:s text:c="2"/>Billy <text:s text:c="6"/>sub2</text:p>
      <text:p text:style-name="P30">2 <text:s text:c="11"/>80 <text:s text:c="2"/>Brian <text:s text:c="6"/>sub4</text:p>
      <text:p text:style-name="P30">3 <text:s text:c="11"/>79 <text:s text:c="3"/>Bran <text:s text:c="6"/>sub3</text:p>
      <text:p text:style-name="P30">4 <text:s text:c="11"/>97 <text:s text:c="2"/>Bryce <text:s text:c="6"/>sub6</text:p>
      <text:p text:style-name="P30">5 <text:s text:c="11"/>88 <text:s text:c="2"/>Betty <text:s text:c="6"/>sub5</text:p>
      <text:p text:style-name="P30">&gt;&gt;&gt; </text:p>
      <text:p text:style-name="P69"/>
      <text:p text:style-name="P31"><text:line-break/><text:span text:style-name="T50">&gt;&gt;&gt; print(one.append(one))</text:span></text:p>
      <text:p text:style-name="P30"><text:s text:c="3"/>Marks_scored <text:s text:c="3"/>Name subject_id</text:p>
      <text:p text:style-name="P30">1 <text:s text:c="11"/>98 <text:s text:c="3"/>Alex <text:s text:c="6"/>sub1</text:p>
      <text:p text:style-name="P30">2 <text:s text:c="11"/>90 <text:s text:c="4"/>Amy <text:s text:c="6"/>sub2</text:p>
      <text:p text:style-name="P30">3 <text:s text:c="11"/>87 <text:s text:c="2"/>Allen <text:s text:c="6"/>sub4</text:p>
      <text:p text:style-name="P30">4 <text:s text:c="11"/>69 <text:s text:c="2"/>Alice <text:s text:c="6"/>sub6</text:p>
      <text:p text:style-name="P30">5 <text:s text:c="11"/>78 <text:s/>Ayoung <text:s text:c="6"/>sub5</text:p>
      <text:p text:style-name="P30">1 <text:s text:c="11"/>98 <text:s text:c="3"/>Alex <text:s text:c="6"/>sub1</text:p>
      <text:p text:style-name="P30">2 <text:s text:c="11"/>90 <text:s text:c="4"/>Amy <text:s text:c="6"/>sub2</text:p>
      <text:p text:style-name="P30">3 <text:s text:c="11"/>87 <text:s text:c="2"/>Allen <text:s text:c="6"/>sub4</text:p>
      <text:p text:style-name="P30">4 <text:s text:c="11"/>69 <text:s text:c="2"/>Alice <text:s text:c="6"/>sub6</text:p>
      <text:p text:style-name="P30">5 <text:s text:c="11"/>78 <text:s/>Ayoung <text:s text:c="6"/>sub5</text:p>
      <text:p text:style-name="P30">&gt;&gt;&gt; </text:p>
      <text:p text:style-name="P30"/>
      <text:p text:style-name="P30"/>
      <text:p text:style-name="P30"/>
      <text:p text:style-name="P30"><text:soft-page-break/></text:p>
      <text:p text:style-name="P30">&gt;&gt;&gt; print(one.append(two))</text:p>
      <text:p text:style-name="P30"><text:s text:c="3"/>Marks_scored <text:s text:c="3"/>Name subject_id</text:p>
      <text:p text:style-name="P30">1 <text:s text:c="11"/>98 <text:s text:c="3"/>Alex <text:s text:c="6"/>sub1</text:p>
      <text:p text:style-name="P30">2 <text:s text:c="11"/>90 <text:s text:c="4"/>Amy <text:s text:c="6"/>sub2</text:p>
      <text:p text:style-name="P30">3 <text:s text:c="11"/>87 <text:s text:c="2"/>Allen <text:s text:c="6"/>sub4</text:p>
      <text:p text:style-name="P30">4 <text:s text:c="11"/>69 <text:s text:c="2"/>Alice <text:s text:c="6"/>sub6</text:p>
      <text:p text:style-name="P30">5 <text:s text:c="11"/>78 <text:s/>Ayoung <text:s text:c="6"/>sub5</text:p>
      <text:p text:style-name="P30">1 <text:s text:c="11"/>89 <text:s text:c="2"/>Billy <text:s text:c="6"/>sub2</text:p>
      <text:p text:style-name="P30">2 <text:s text:c="11"/>80 <text:s text:c="2"/>Brian <text:s text:c="6"/>sub4</text:p>
      <text:p text:style-name="P30">3 <text:s text:c="11"/>79 <text:s text:c="3"/>Bran <text:s text:c="6"/>sub3</text:p>
      <text:p text:style-name="P30">4 <text:s text:c="11"/>97 <text:s text:c="2"/>Bryce <text:s text:c="6"/>sub6</text:p>
      <text:p text:style-name="P30">5 <text:s text:c="11"/>88 <text:s text:c="2"/>Betty <text:s text:c="6"/>sub5</text:p>
      <text:p text:style-name="P30">&gt;&gt;&gt; </text:p>
      <text:p text:style-name="P30"/>
      <text:p text:style-name="P30"/>
      <text:p text:style-name="P30"><text:span text:style-name="Strong_20_Emphasis"><text:span text:style-name="T19">Topics : I/O , plots</text:span></text:span></text:p>
      <text:p text:style-name="P42"/>
      <text:h text:style-name="P93" text:outline-level="5">I/O :</text:h>
      <text:p text:style-name="P40">Reading the data from csv,tsv etc files and write a data frame to file.</text:p>
      <text:p text:style-name="P40">we make use of read_table method to read the data from files &amp; create a df.</text:p>
      <text:p text:style-name="P34"><text:span text:style-name="Strong_20_Emphasis"><text:span text:style-name="T4">pd.read_table()</text:span></text:span></text:p>
      <text:p text:style-name="P30"><text:a xlink:type="simple" xlink:href="http://pandas.pydata.org/pandas-docs/version/0.20/generated/pandas.read_table.html" text:style-name="Internet_20_link" text:visited-style-name="Visited_20_Internet_20_Link"><text:span text:style-name="T13">http://pandas.pydata.org/pandas-docs/version/0.20/generated/pandas.read_table.html</text:span></text:a></text:p>
      <text:p text:style-name="P30"><text:span text:style-name="T13"/></text:p>
      <text:p text:style-name="P30"><text:span text:style-name="T13"/></text:p>
      <text:p text:style-name="P69">#bar</text:p>
      <text:p text:style-name="P33"><text:line-break/><text:span text:style-name="T51">&gt;&gt;&gt; df = pd.DataFrame(np.random.rand(10,4),columns=['a','b','c','d'])</text:span></text:p>
      <text:p text:style-name="P32">&gt;&gt;&gt; </text:p>
      <text:p text:style-name="P32">&gt;&gt;&gt; df</text:p>
      <text:p text:style-name="P32"><text:s text:c="10"/>a <text:s text:c="8"/>b <text:s text:c="8"/>c <text:s text:c="8"/>d</text:p>
      <text:p text:style-name="P32">0 <text:s/>0.285325 <text:s/>0.845129 <text:s/>0.727251 <text:s/>0.099255</text:p>
      <text:p text:style-name="P32">1 <text:s/>0.369186 <text:s/>0.656008 <text:s/>0.163480 <text:s/>0.067569</text:p>
      <text:p text:style-name="P32"><text:soft-page-break/>2 <text:s/>0.142507 <text:s/>0.223272 <text:s/>0.085695 <text:s/>0.457465</text:p>
      <text:p text:style-name="P32">3 <text:s/>0.860735 <text:s/>0.475551 <text:s/>0.782897 <text:s/>0.422018</text:p>
      <text:p text:style-name="P32">4 <text:s/>0.613724 <text:s/>0.171421 <text:s/>0.193602 <text:s/>0.205493</text:p>
      <text:p text:style-name="P32">5 <text:s/>0.419431 <text:s/>0.853936 <text:s/>0.138787 <text:s/>0.555813</text:p>
      <text:p text:style-name="P32">6 <text:s/>0.256420 <text:s/>0.743926 <text:s/>0.238511 <text:s/>0.780512</text:p>
      <text:p text:style-name="P32">7 <text:s/>0.695398 <text:s/>0.858316 <text:s/>0.312080 <text:s/>0.442108</text:p>
      <text:p text:style-name="P32">8 <text:s/>0.379360 <text:s/>0.067325 <text:s/>0.267653 <text:s/>0.909611</text:p>
      <text:p text:style-name="P32">9 <text:s/>0.867445 <text:s/>0.210592 <text:s/>0.807120 <text:s/>0.639926</text:p>
      <text:p text:style-name="P32">&gt;&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9:22:31.802202898</meta:creation-date>
    <meta:generator>LibreOffice/5.1.6.2$Linux_X86_64 LibreOffice_project/10m0$Build-2</meta:generator>
    <dc:date>2018-08-28T02:46:14.158259165</dc:date>
    <meta:editing-duration>PT1H47M54S</meta:editing-duration>
    <meta:editing-cycles>2</meta:editing-cycles>
    <meta:document-statistic meta:table-count="0" meta:image-count="0" meta:object-count="0" meta:page-count="39" meta:paragraph-count="1094" meta:word-count="3879" meta:character-count="27564" meta:non-whitespace-character-count="20864"/>
  </office:meta>
</office:document-meta>
</file>